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Garamond" svg:font-family="Garamond" style:font-adornments="Normal" style:font-family-generic="roman" style:font-pitch="variable"/>
    <style:font-face style:name="Liberation Serif" svg:font-family="'Liberation Serif'" style:font-family-generic="roman" style:font-pitch="variable"/>
    <style:font-face style:name="Palatino Linotype" svg:font-family="'Palatino Linotype'" style:font-adornments="Normal" style:font-family-generic="roman" style:font-pitch="variable"/>
    <style:font-face style:name="Nimbus Sans L" svg:font-family="'Nimbus Sans L'" style:font-adornments="Gras"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Standard">
      <style:text-properties fo:color="#800080" fo:language="fr" fo:country="FR" officeooo:rsid="01713873" officeooo:paragraph-rsid="019f4785"/>
    </style:style>
    <style:style style:name="P2" style:family="paragraph" style:parent-style-name="Standard">
      <style:text-properties fo:color="#800080" fo:language="fr" fo:country="FR" officeooo:rsid="01840bea" officeooo:paragraph-rsid="019f4785"/>
    </style:style>
    <style:style style:name="P3" style:family="paragraph" style:parent-style-name="Standard">
      <style:text-properties fo:color="#808000" fo:language="fr" fo:country="FR" officeooo:rsid="017c9979" officeooo:paragraph-rsid="019f4785"/>
    </style:style>
    <style:style style:name="P4" style:family="paragraph" style:parent-style-name="Standard">
      <style:text-properties fo:color="#808000" fo:language="fr" fo:country="FR" fo:font-style="normal" officeooo:rsid="01840bea" officeooo:paragraph-rsid="019f4785" style:font-style-asian="normal" style:font-style-complex="normal"/>
    </style:style>
    <style:style style:name="P5" style:family="paragraph" style:parent-style-name="Standard">
      <style:text-properties fo:color="#000000" fo:language="fr" fo:country="FR" fo:font-style="italic" officeooo:rsid="000d72bc" officeooo:paragraph-rsid="015c9e13" style:font-style-asian="italic" style:font-style-complex="italic"/>
    </style:style>
    <style:style style:name="P6" style:family="paragraph" style:parent-style-name="Standard">
      <style:text-properties fo:color="#000000" fo:language="fr" fo:country="FR" fo:font-style="italic" officeooo:rsid="000d72bc" officeooo:paragraph-rsid="0154b4dc" style:font-style-asian="italic" style:font-style-complex="italic"/>
    </style:style>
    <style:style style:name="P7" style:family="paragraph" style:parent-style-name="Standard">
      <style:text-properties fo:color="#000000" fo:language="fr" fo:country="FR" fo:font-style="italic" officeooo:rsid="0012d480" officeooo:paragraph-rsid="0167b15c" style:font-style-asian="italic" style:font-style-complex="italic"/>
    </style:style>
    <style:style style:name="P8" style:family="paragraph" style:parent-style-name="Standard">
      <style:text-properties fo:color="#000000" fo:language="fr" fo:country="FR" fo:font-style="italic" fo:font-weight="normal" officeooo:rsid="000d72bc" officeooo:paragraph-rsid="0154b4dc" style:font-style-asian="italic" style:font-weight-asian="normal" style:font-style-complex="italic" style:font-weight-complex="normal"/>
    </style:style>
    <style:style style:name="P9" style:family="paragraph" style:parent-style-name="Standard">
      <style:text-properties fo:color="#000000" fo:language="fr" fo:country="FR" officeooo:rsid="000d72bc" officeooo:paragraph-rsid="0154b4dc"/>
    </style:style>
    <style:style style:name="P10" style:family="paragraph" style:parent-style-name="Standard">
      <style:text-properties fo:color="#000000" fo:language="fr" fo:country="FR" officeooo:rsid="0092fb44" officeooo:paragraph-rsid="01ab9404"/>
    </style:style>
    <style:style style:name="P11" style:family="paragraph" style:parent-style-name="Standard">
      <style:text-properties fo:color="#000000" fo:language="fr" fo:country="FR" fo:font-style="normal" fo:font-weight="bold" officeooo:rsid="01a284b6" officeooo:paragraph-rsid="01a284b6" style:font-style-asian="normal" style:font-weight-asian="bold" style:font-style-complex="normal" style:font-weight-complex="bold"/>
    </style:style>
    <style:style style:name="P12" style:family="paragraph" style:parent-style-name="Standard">
      <style:text-properties fo:color="#008000" fo:language="fr" fo:country="FR" fo:font-style="normal" officeooo:rsid="012f6587" officeooo:paragraph-rsid="012f6587" style:font-style-asian="normal" style:font-style-complex="normal"/>
    </style:style>
    <style:style style:name="P13" style:family="paragraph" style:parent-style-name="Standard">
      <style:paragraph-properties fo:text-align="justify" style:justify-single-word="false"/>
      <style:text-properties fo:color="#008000" fo:language="fr" fo:country="FR" fo:font-style="normal" officeooo:rsid="01c4b345" officeooo:paragraph-rsid="01c4b345" style:font-style-asian="normal" style:font-style-complex="normal"/>
    </style:style>
    <style:style style:name="P14" style:family="paragraph" style:parent-style-name="Standard">
      <style:text-properties fo:color="#008000" fo:language="fr" fo:country="FR" officeooo:rsid="017c9979" officeooo:paragraph-rsid="01a5a5ff"/>
    </style:style>
    <style:style style:name="P15" style:family="paragraph" style:parent-style-name="Standard">
      <style:text-properties fo:color="#008000" fo:language="fr" fo:country="FR" officeooo:rsid="01848b6f" officeooo:paragraph-rsid="01848b6f" fo:background-color="transparent"/>
    </style:style>
    <style:style style:name="P16" style:family="paragraph" style:parent-style-name="Standard">
      <style:text-properties fo:color="#ff0000" fo:language="fr" fo:country="FR" fo:font-style="normal" officeooo:rsid="01a68ab1" officeooo:paragraph-rsid="01abd128" style:font-style-asian="normal" style:font-style-complex="normal"/>
    </style:style>
    <style:style style:name="P17" style:family="paragraph" style:parent-style-name="Standard">
      <style:text-properties fo:language="fr" fo:country="FR"/>
    </style:style>
    <style:style style:name="P18" style:family="paragraph" style:parent-style-name="Standard">
      <style:text-properties fo:language="fr" fo:country="FR" fo:font-style="italic" officeooo:rsid="000e4cf5" officeooo:paragraph-rsid="000d72bc" style:font-style-asian="italic" style:font-style-complex="italic"/>
    </style:style>
    <style:style style:name="P19" style:family="paragraph" style:parent-style-name="Standard">
      <style:text-properties fo:language="fr" fo:country="FR" fo:font-style="italic" officeooo:rsid="012b6a12" officeooo:paragraph-rsid="012b6a12" style:font-style-asian="italic" style:font-style-complex="italic"/>
    </style:style>
    <style:style style:name="P20" style:family="paragraph" style:parent-style-name="Standard">
      <style:text-properties fo:language="fr" fo:country="FR" fo:font-style="italic" fo:font-weight="normal" officeooo:rsid="00795519" officeooo:paragraph-rsid="0154b4dc" style:font-style-asian="italic" style:font-weight-asian="normal" style:font-style-complex="italic" style:font-weight-complex="normal"/>
    </style:style>
    <style:style style:name="P21" style:family="paragraph" style:parent-style-name="Standard">
      <style:text-properties fo:language="fr" fo:country="FR" fo:font-style="italic" fo:font-weight="normal" officeooo:rsid="00795519" officeooo:paragraph-rsid="01049f4d" style:font-style-asian="italic" style:font-weight-asian="normal" style:font-style-complex="italic" style:font-weight-complex="normal"/>
    </style:style>
    <style:style style:name="P22" style:family="paragraph" style:parent-style-name="Standard">
      <style:text-properties fo:language="fr" fo:country="FR" fo:font-style="italic" fo:font-weight="normal" officeooo:rsid="00873442" officeooo:paragraph-rsid="00fb644c" style:font-style-asian="italic" style:font-weight-asian="normal" style:font-style-complex="italic" style:font-weight-complex="normal"/>
    </style:style>
    <style:style style:name="P23" style:family="paragraph" style:parent-style-name="Standard">
      <style:text-properties fo:language="fr" fo:country="FR" fo:font-style="italic" fo:font-weight="normal" officeooo:rsid="00873442" officeooo:paragraph-rsid="00896366" style:font-style-asian="italic" style:font-weight-asian="normal" style:font-style-complex="italic" style:font-weight-complex="normal"/>
    </style:style>
    <style:style style:name="P24" style:family="paragraph" style:parent-style-name="Standard">
      <style:text-properties fo:language="fr" fo:country="FR" fo:font-style="italic" fo:font-weight="normal" officeooo:rsid="00873442" officeooo:paragraph-rsid="00873442" style:font-style-asian="italic" style:font-weight-asian="normal" style:font-style-complex="italic" style:font-weight-complex="normal"/>
    </style:style>
    <style:style style:name="P25" style:family="paragraph" style:parent-style-name="Standard">
      <style:text-properties fo:language="fr" fo:country="FR" fo:font-style="normal" officeooo:rsid="0105ec66" officeooo:paragraph-rsid="010781a5" style:font-style-asian="normal" style:font-style-complex="normal"/>
    </style:style>
    <style:style style:name="P26" style:family="paragraph" style:parent-style-name="Standard">
      <style:text-properties fo:language="fr" fo:country="FR" fo:font-style="normal" officeooo:rsid="00656784" officeooo:paragraph-rsid="00656784" style:font-style-asian="normal" style:font-style-complex="normal"/>
    </style:style>
    <style:style style:name="P27" style:family="paragraph" style:parent-style-name="Standard">
      <style:text-properties fo:language="fr" fo:country="FR" fo:font-style="normal" officeooo:rsid="00656784" officeooo:paragraph-rsid="012f6587" style:font-style-asian="normal" style:font-style-complex="normal"/>
    </style:style>
    <style:style style:name="P28" style:family="paragraph" style:parent-style-name="Standard">
      <style:text-properties fo:language="fr" fo:country="FR" fo:font-style="normal" officeooo:rsid="00a69558" officeooo:paragraph-rsid="00a69558" style:font-style-asian="normal" style:font-style-complex="normal"/>
    </style:style>
    <style:style style:name="P29" style:family="paragraph" style:parent-style-name="Standard">
      <style:text-properties fo:language="fr" fo:country="FR" fo:font-style="normal" officeooo:rsid="00d312e3" officeooo:paragraph-rsid="00d312e3" style:font-style-asian="normal" style:font-style-complex="normal"/>
    </style:style>
    <style:style style:name="P30" style:family="paragraph" style:parent-style-name="Standard">
      <style:text-properties fo:language="fr" fo:country="FR" fo:font-style="normal" officeooo:rsid="00ab806d" officeooo:paragraph-rsid="00ab806d" style:font-style-asian="normal" style:font-style-complex="normal"/>
    </style:style>
    <style:style style:name="P31" style:family="paragraph" style:parent-style-name="Standard">
      <style:text-properties fo:language="fr" fo:country="FR" fo:font-style="normal" officeooo:rsid="01d05605" officeooo:paragraph-rsid="01d05605" style:font-style-asian="normal" style:font-style-complex="normal"/>
    </style:style>
    <style:style style:name="P32" style:family="paragraph" style:parent-style-name="Standard">
      <style:text-properties fo:language="fr" fo:country="FR" fo:font-style="normal" fo:font-weight="bold" officeooo:rsid="007e7bfa" officeooo:paragraph-rsid="0154b4dc" style:font-style-asian="normal" style:font-weight-asian="bold" style:font-style-complex="normal" style:font-weight-complex="bold"/>
    </style:style>
    <style:style style:name="P33" style:family="paragraph" style:parent-style-name="Standard">
      <style:text-properties fo:language="fr" fo:country="FR" fo:font-weight="bold" officeooo:rsid="0154b4dc" style:font-weight-asian="bold" style:font-weight-complex="bold"/>
    </style:style>
    <style:style style:name="P34" style:family="paragraph" style:parent-style-name="Standard">
      <style:text-properties fo:language="fr" fo:country="FR" fo:font-weight="bold" officeooo:rsid="0154b4dc" officeooo:paragraph-rsid="015c9e13" style:font-weight-asian="bold" style:font-weight-complex="bold"/>
    </style:style>
    <style:style style:name="P35" style:family="paragraph" style:parent-style-name="Standard">
      <style:text-properties fo:language="fr" fo:country="FR" fo:font-weight="bold" officeooo:rsid="007d969d" officeooo:paragraph-rsid="0154b4dc" style:font-weight-asian="bold" style:font-weight-complex="bold"/>
    </style:style>
    <style:style style:name="P36" style:family="paragraph" style:parent-style-name="Standard">
      <style:text-properties fo:language="fr" fo:country="FR" fo:font-weight="bold" officeooo:rsid="00491dbb" officeooo:paragraph-rsid="008ddffb" style:font-weight-asian="bold" style:font-weight-complex="bold"/>
    </style:style>
    <style:style style:name="P37" style:family="paragraph" style:parent-style-name="Standard">
      <style:text-properties fo:language="fr" fo:country="FR" fo:font-weight="bold" officeooo:rsid="004bd802" officeooo:paragraph-rsid="00db96a9" style:font-weight-asian="bold" style:font-weight-complex="bold"/>
    </style:style>
    <style:style style:name="P38" style:family="paragraph" style:parent-style-name="Standard">
      <style:text-properties fo:language="fr" fo:country="FR" officeooo:paragraph-rsid="008ddffb"/>
    </style:style>
    <style:style style:name="P39" style:family="paragraph" style:parent-style-name="Standard">
      <style:text-properties fo:language="fr" fo:country="FR" officeooo:paragraph-rsid="01363b41"/>
    </style:style>
    <style:style style:name="P40" style:family="paragraph" style:parent-style-name="Standard">
      <style:text-properties fo:language="fr" fo:country="FR" fo:font-weight="normal" officeooo:rsid="0123cca6" officeooo:paragraph-rsid="0123cca6" style:font-weight-asian="normal" style:font-weight-complex="normal"/>
    </style:style>
    <style:style style:name="P41" style:family="paragraph" style:parent-style-name="Standard">
      <style:text-properties fo:language="fr" fo:country="FR" officeooo:paragraph-rsid="0123cca6"/>
    </style:style>
    <style:style style:name="P42" style:family="paragraph" style:parent-style-name="Standard">
      <style:text-properties fo:language="fr" fo:country="FR" officeooo:rsid="019553ec" officeooo:paragraph-rsid="019553ec"/>
    </style:style>
    <style:style style:name="P43" style:family="paragraph" style:parent-style-name="Standard">
      <style:text-properties style:use-window-font-color="true" fo:language="fr" fo:country="FR" officeooo:rsid="0186b560" officeooo:paragraph-rsid="0186b560"/>
    </style:style>
    <style:style style:name="P44" style:family="paragraph" style:parent-style-name="Standard">
      <style:text-properties fo:color="#c0c0c0" fo:language="fr" fo:country="FR" officeooo:paragraph-rsid="01363b41"/>
    </style:style>
    <style:style style:name="P45" style:family="paragraph" style:parent-style-name="Standard">
      <style:text-properties officeooo:paragraph-rsid="01c1d785"/>
    </style:style>
    <style:style style:name="P46" style:family="paragraph" style:parent-style-name="Standard">
      <style:text-properties officeooo:rsid="01cae7a9"/>
    </style:style>
    <style:style style:name="P47"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text-line-through-style="none" style:text-line-through-type="none" fo:language="fr" fo:country="FR" fo:font-style="italic" fo:font-weight="normal" officeooo:rsid="00873442" officeooo:paragraph-rsid="00896366" style:font-style-asian="italic" style:font-weight-asian="normal" style:font-style-complex="italic" style:font-weight-complex="normal"/>
    </style:style>
    <style:style style:name="P48" style:family="paragraph" style:parent-style-name="Standard">
      <style:paragraph-properties fo:break-before="page"/>
      <style:text-properties fo:color="#800080" fo:language="fr" fo:country="FR" officeooo:rsid="017b4140" officeooo:paragraph-rsid="019f4785"/>
    </style:style>
    <style:style style:name="P49" style:family="paragraph" style:parent-style-name="Standard">
      <style:paragraph-properties fo:break-before="page"/>
      <style:text-properties fo:font-style="italic" style:font-style-asian="italic" style:font-style-complex="italic"/>
    </style:style>
    <style:style style:name="P50" style:family="paragraph" style:parent-style-name="Text_20_body">
      <style:text-properties fo:language="fr" fo:country="FR" officeooo:rsid="0045ff88" officeooo:paragraph-rsid="0045ff88"/>
    </style:style>
    <style:style style:name="P51" style:family="paragraph" style:parent-style-name="Text_20_body">
      <style:text-properties officeooo:rsid="01d1e94e" officeooo:paragraph-rsid="01d1e94e"/>
    </style:style>
    <style:style style:name="P52" style:family="paragraph" style:parent-style-name="Title">
      <style:text-properties fo:language="fr" fo:country="FR"/>
    </style:style>
    <style:style style:name="P53" style:family="paragraph" style:parent-style-name="Footnote">
      <style:text-properties fo:language="fr" fo:country="FR" officeooo:rsid="014a6b75" officeooo:paragraph-rsid="014a6b75"/>
    </style:style>
    <style:style style:name="P54" style:family="paragraph" style:parent-style-name="Standard" style:list-style-name="L1">
      <style:text-properties fo:color="#008000" fo:language="fr" fo:country="FR" officeooo:rsid="01848b6f" officeooo:paragraph-rsid="01848b6f" fo:background-color="transparent"/>
    </style:style>
    <style:style style:name="P55" style:family="paragraph" style:parent-style-name="Standard" style:list-style-name="L1">
      <style:text-properties fo:color="#008000" fo:language="fr" fo:country="FR" officeooo:rsid="01848b75" officeooo:paragraph-rsid="01848b75" fo:background-color="transparent"/>
    </style:style>
    <style:style style:name="P56" style:family="paragraph" style:parent-style-name="Standard" style:list-style-name="L7">
      <style:text-properties fo:color="#008000" fo:language="fr" fo:country="FR" officeooo:rsid="012b6a12" officeooo:paragraph-rsid="012b6a12"/>
    </style:style>
    <style:style style:name="P57" style:family="paragraph" style:parent-style-name="Standard" style:list-style-name="L8">
      <style:text-properties fo:color="#008000" fo:language="fr" fo:country="FR" fo:font-style="italic" fo:font-weight="normal" officeooo:rsid="0189eb43" officeooo:paragraph-rsid="0189eb43" style:font-style-asian="italic" style:font-weight-asian="normal" style:font-style-complex="italic" style:font-weight-complex="normal"/>
    </style:style>
    <style:style style:name="P58" style:family="paragraph" style:parent-style-name="Standard" style:list-style-name="L8">
      <style:text-properties fo:color="#008000" fo:language="fr" fo:country="FR" fo:font-style="normal" fo:font-weight="normal" officeooo:rsid="0189eb43" officeooo:paragraph-rsid="0189eb43" style:font-style-asian="normal" style:font-weight-asian="normal" style:font-style-complex="normal" style:font-weight-complex="normal"/>
    </style:style>
    <style:style style:name="P59" style:family="paragraph" style:parent-style-name="Standard" style:list-style-name="L8">
      <style:text-properties fo:color="#008000" fo:language="fr" fo:country="FR" officeooo:rsid="017c9979" officeooo:paragraph-rsid="0192bacd"/>
    </style:style>
    <style:style style:name="P60" style:family="paragraph" style:parent-style-name="Standard" style:list-style-name="L8">
      <style:text-properties fo:color="#008000" fo:language="fr" fo:country="FR" officeooo:rsid="017c9979" officeooo:paragraph-rsid="01a5a5ff"/>
    </style:style>
    <style:style style:name="P61" style:family="paragraph" style:parent-style-name="Standard" style:list-style-name="L8">
      <style:text-properties fo:color="#008000" officeooo:paragraph-rsid="0189eb43"/>
    </style:style>
    <style:style style:name="P62" style:family="paragraph" style:parent-style-name="Standard" style:list-style-name="L2">
      <style:text-properties fo:language="fr" fo:country="FR" officeooo:paragraph-rsid="0154b4dc"/>
    </style:style>
    <style:style style:name="P63" style:family="paragraph" style:parent-style-name="Standard" style:list-style-name="L3">
      <style:text-properties fo:language="fr" fo:country="FR" officeooo:paragraph-rsid="0154b4dc"/>
    </style:style>
    <style:style style:name="P64" style:family="paragraph" style:parent-style-name="Standard" style:list-style-name="L3">
      <style:text-properties fo:language="fr" fo:country="FR" fo:font-style="normal" fo:font-weight="normal" officeooo:rsid="007965c0" officeooo:paragraph-rsid="0154b4dc" style:font-style-asian="normal" style:font-weight-asian="normal" style:font-style-complex="normal" style:font-weight-complex="normal"/>
    </style:style>
    <style:style style:name="P65" style:family="paragraph" style:parent-style-name="Standard" style:list-style-name="L10">
      <style:text-properties fo:language="fr" fo:country="FR" fo:font-style="normal" fo:font-weight="normal" officeooo:rsid="00e66f62" officeooo:paragraph-rsid="00e66f62" style:font-style-asian="normal" style:font-weight-asian="normal" style:font-style-complex="normal" style:font-weight-complex="normal"/>
    </style:style>
    <style:style style:name="P66" style:family="paragraph" style:parent-style-name="Standard" style:list-style-name="L5">
      <style:text-properties fo:language="fr" fo:country="FR" officeooo:rsid="00f66beb" officeooo:paragraph-rsid="013a37ac"/>
    </style:style>
    <style:style style:name="P67" style:family="paragraph" style:parent-style-name="Standard" style:list-style-name="L5">
      <style:text-properties fo:language="fr" fo:country="FR" officeooo:rsid="00f66beb" officeooo:paragraph-rsid="00f66beb"/>
    </style:style>
    <style:style style:name="P68" style:family="paragraph" style:parent-style-name="Standard" style:list-style-name="L5">
      <style:text-properties fo:language="fr" fo:country="FR" officeooo:rsid="0043a3e1" officeooo:paragraph-rsid="008ddffb"/>
    </style:style>
    <style:style style:name="P69" style:family="paragraph" style:parent-style-name="Standard" style:list-style-name="L5">
      <style:text-properties fo:language="fr" fo:country="FR" fo:font-style="italic" fo:font-weight="normal" officeooo:rsid="00dd3457" officeooo:paragraph-rsid="00dd3457" style:font-style-asian="italic" style:font-weight-asian="normal" style:font-style-complex="italic" style:font-weight-complex="normal"/>
    </style:style>
    <style:style style:name="P70" style:family="paragraph" style:parent-style-name="Standard" style:list-style-name="L5">
      <style:text-properties fo:language="fr" fo:country="FR" officeooo:rsid="0014dff0" officeooo:paragraph-rsid="008ddffb"/>
    </style:style>
    <style:style style:name="P71" style:family="paragraph" style:parent-style-name="Standard" style:list-style-name="L7">
      <style:text-properties fo:language="fr" fo:country="FR" officeooo:rsid="0014dff0" officeooo:paragraph-rsid="012b6a12"/>
    </style:style>
    <style:style style:name="P72" style:family="paragraph" style:parent-style-name="Standard" style:list-style-name="L7">
      <style:text-properties fo:language="fr" fo:country="FR" officeooo:rsid="0014dff0" officeooo:paragraph-rsid="00f66beb"/>
    </style:style>
    <style:style style:name="P73" style:family="paragraph" style:parent-style-name="Standard" style:list-style-name="L6">
      <style:text-properties fo:language="fr" fo:country="FR" fo:font-weight="bold" officeooo:rsid="004755b5" officeooo:paragraph-rsid="008ddffb" style:font-weight-asian="bold" style:font-weight-complex="bold"/>
    </style:style>
    <style:style style:name="P74" style:family="paragraph" style:parent-style-name="Standard" style:list-style-name="L7">
      <style:text-properties fo:language="fr" fo:country="FR" officeooo:rsid="0069f73b" officeooo:paragraph-rsid="008ddffb"/>
    </style:style>
    <style:style style:name="P75" style:family="paragraph" style:parent-style-name="Standard" style:list-style-name="L7">
      <style:text-properties fo:language="fr" fo:country="FR" officeooo:rsid="006bb004" officeooo:paragraph-rsid="008ddffb"/>
    </style:style>
    <style:style style:name="P76" style:family="paragraph" style:parent-style-name="Standard" style:list-style-name="L7">
      <style:text-properties fo:language="fr" fo:country="FR" officeooo:rsid="006bb004" officeooo:paragraph-rsid="016f3e06"/>
    </style:style>
    <style:style style:name="P77" style:family="paragraph" style:parent-style-name="Standard" style:list-style-name="L7">
      <style:text-properties fo:language="fr" fo:country="FR" officeooo:rsid="012b6a12" officeooo:paragraph-rsid="012b6a12"/>
    </style:style>
    <style:style style:name="P78" style:family="paragraph" style:parent-style-name="Standard" style:list-style-name="L7">
      <style:text-properties fo:language="fr" fo:country="FR" officeooo:rsid="006d258c" officeooo:paragraph-rsid="008ddffb"/>
    </style:style>
    <style:style style:name="P79" style:family="paragraph" style:parent-style-name="Standard" style:list-style-name="L9">
      <style:text-properties fo:language="fr" fo:country="FR" officeooo:paragraph-rsid="00bcf22c"/>
    </style:style>
    <style:style style:name="P80" style:family="paragraph" style:parent-style-name="Standard" style:list-style-name="L9">
      <style:text-properties fo:language="fr" fo:country="FR" officeooo:paragraph-rsid="00be9ff5"/>
    </style:style>
    <style:style style:name="P81" style:family="paragraph" style:parent-style-name="Standard" style:list-style-name="L12">
      <style:text-properties fo:language="fr" fo:country="FR" officeooo:rsid="017c9979" officeooo:paragraph-rsid="019f4785"/>
    </style:style>
    <style:style style:name="P82" style:family="paragraph" style:parent-style-name="Standard">
      <style:text-properties fo:language="fr" fo:country="FR" officeooo:rsid="00c745a4" officeooo:paragraph-rsid="00c745a4"/>
    </style:style>
    <style:style style:name="P83" style:family="paragraph" style:parent-style-name="Standard" style:list-style-name="L4">
      <style:text-properties fo:color="#000000" fo:language="fr" fo:country="FR" fo:font-style="normal" fo:font-weight="normal" officeooo:rsid="007dadbf" officeooo:paragraph-rsid="008ddffb" style:font-style-asian="normal" style:font-weight-asian="normal" style:font-style-complex="normal" style:font-weight-complex="normal"/>
    </style:style>
    <style:style style:name="P84" style:family="paragraph" style:parent-style-name="Standard" style:list-style-name="L7">
      <style:text-properties fo:color="#ff0000" fo:language="fr" fo:country="FR" officeooo:rsid="00f66beb" officeooo:paragraph-rsid="00f66beb"/>
    </style:style>
    <style:style style:name="P85" style:family="paragraph" style:parent-style-name="Standard" style:list-style-name="L9">
      <style:text-properties fo:color="#ff0000" fo:language="fr" fo:country="FR" fo:font-style="italic" fo:font-weight="normal" officeooo:rsid="00c0684c" officeooo:paragraph-rsid="00c0684c" style:font-style-asian="italic" style:font-weight-asian="normal" style:font-style-complex="italic" style:font-weight-complex="normal"/>
    </style:style>
    <style:style style:name="P86" style:family="paragraph" style:parent-style-name="Standard" style:list-style-name="L10">
      <style:text-properties fo:color="#ff0000" style:text-line-through-style="none" style:text-line-through-type="none" fo:language="fr" fo:country="FR" fo:font-style="italic" fo:font-weight="normal" officeooo:rsid="00e8bd0a" officeooo:paragraph-rsid="00e8bd0a" style:font-style-asian="italic" style:font-weight-asian="normal" style:font-style-complex="italic" style:font-weight-complex="normal"/>
    </style:style>
    <style:style style:name="P87" style:family="paragraph" style:parent-style-name="Standard" style:list-style-name="L10">
      <style:text-properties style:text-line-through-style="none" style:text-line-through-type="none" fo:language="fr" fo:country="FR" fo:font-style="italic" fo:font-weight="normal" officeooo:rsid="00618181" officeooo:paragraph-rsid="008ddffb" style:font-style-asian="italic" style:font-weight-asian="normal" style:font-style-complex="italic" style:font-weight-complex="normal"/>
    </style:style>
    <style:style style:name="P88" style:family="paragraph" style:parent-style-name="Standard" style:list-style-name="L11">
      <style:text-properties fo:color="#800080" fo:language="fr" fo:country="FR" officeooo:rsid="00611297" officeooo:paragraph-rsid="019f4785"/>
    </style:style>
    <style:style style:name="P89" style:family="paragraph" style:parent-style-name="Standard" style:list-style-name="L11">
      <style:text-properties fo:color="#800080" fo:language="fr" fo:country="FR" officeooo:rsid="017396a5" officeooo:paragraph-rsid="019f4785"/>
    </style:style>
    <style:style style:name="P90" style:family="paragraph" style:parent-style-name="Standard" style:list-style-name="L11">
      <style:text-properties fo:color="#800080" fo:language="fr" fo:country="FR" officeooo:rsid="0171cc62" officeooo:paragraph-rsid="019f4785"/>
    </style:style>
    <style:style style:name="P91" style:family="paragraph" style:parent-style-name="Standard" style:list-style-name="L11">
      <style:text-properties fo:color="#800080" fo:language="fr" fo:country="FR" officeooo:rsid="015c9e13" officeooo:paragraph-rsid="019f4785"/>
    </style:style>
    <style:style style:name="P92" style:family="paragraph" style:parent-style-name="Standard" style:list-style-name="L12">
      <style:text-properties fo:color="#808000" fo:language="fr" fo:country="FR" officeooo:rsid="017c9979" officeooo:paragraph-rsid="019f4785"/>
    </style:style>
    <style:style style:name="P93" style:family="paragraph" style:parent-style-name="Standard">
      <style:text-properties officeooo:rsid="01d66515" officeooo:paragraph-rsid="01d66515"/>
    </style:style>
    <style:style style:name="P94" style:family="paragraph" style:parent-style-name="Standard">
      <style:text-properties officeooo:rsid="01d849af" officeooo:paragraph-rsid="01d849af"/>
    </style:style>
    <style:style style:name="P95" style:family="paragraph" style:parent-style-name="Standard" style:list-style-name="L13">
      <style:text-properties officeooo:rsid="01d849af" officeooo:paragraph-rsid="01d849af"/>
    </style:style>
    <style:style style:name="P96" style:family="paragraph" style:parent-style-name="Heading_20_1">
      <style:text-properties fo:language="fr" fo:country="FR"/>
    </style:style>
    <style:style style:name="P97" style:family="paragraph" style:parent-style-name="Heading_20_1">
      <style:text-properties fo:color="#000000" fo:language="fr" fo:country="FR"/>
    </style:style>
    <style:style style:name="P98" style:family="paragraph" style:parent-style-name="Heading_20_1">
      <style:text-properties fo:color="#000000" fo:language="fr" fo:country="FR" officeooo:paragraph-rsid="0154b4dc"/>
    </style:style>
    <style:style style:name="P99" style:family="paragraph" style:parent-style-name="Heading_20_1">
      <style:paragraph-properties fo:break-before="page"/>
      <style:text-properties fo:language="fr" fo:country="FR" officeooo:rsid="00656784" officeooo:paragraph-rsid="00656784"/>
    </style:style>
    <style:style style:name="P100" style:family="paragraph" style:parent-style-name="Heading_20_3">
      <style:text-properties fo:language="fr" fo:country="FR"/>
    </style:style>
    <style:style style:name="P101" style:family="paragraph" style:parent-style-name="Heading_20_3">
      <style:text-properties fo:language="fr" fo:country="FR" officeooo:rsid="00c745a4" officeooo:paragraph-rsid="00c745a4"/>
    </style:style>
    <style:style style:name="P102" style:family="paragraph" style:parent-style-name="Heading_20_3">
      <style:text-properties officeooo:rsid="01d1e94e" officeooo:paragraph-rsid="01d1e94e"/>
    </style:style>
    <style:style style:name="T1" style:family="text">
      <style:text-properties fo:font-style="normal" style:font-style-asian="normal" style:font-style-complex="normal"/>
    </style:style>
    <style:style style:name="T2" style:family="text">
      <style:text-properties fo:font-style="normal" officeooo:rsid="002639a1" style:font-style-asian="normal" style:font-style-complex="normal"/>
    </style:style>
    <style:style style:name="T3" style:family="text">
      <style:text-properties fo:font-style="normal" officeooo:rsid="007dadbf" style:font-style-asian="normal" style:font-style-complex="normal"/>
    </style:style>
    <style:style style:name="T4" style:family="text">
      <style:text-properties fo:font-style="normal" officeooo:rsid="0043a3e1" style:font-style-asian="normal" style:font-style-complex="normal"/>
    </style:style>
    <style:style style:name="T5" style:family="text">
      <style:text-properties fo:font-style="normal" officeooo:rsid="00bcf22c" style:font-style-asian="normal" style:font-style-complex="normal"/>
    </style:style>
    <style:style style:name="T6" style:family="text">
      <style:text-properties fo:font-style="normal" officeooo:rsid="00be9ff5" style:font-style-asian="normal" style:font-style-complex="normal"/>
    </style:style>
    <style:style style:name="T7" style:family="text">
      <style:text-properties fo:font-style="normal" officeooo:rsid="00c162a1" style:font-style-asian="normal" style:font-style-complex="normal"/>
    </style:style>
    <style:style style:name="T8" style:family="text">
      <style:text-properties fo:font-style="normal" officeooo:rsid="00ce1e07" style:font-style-asian="normal" style:font-style-complex="normal"/>
    </style:style>
    <style:style style:name="T9" style:family="text">
      <style:text-properties fo:font-style="normal" officeooo:rsid="00d550bd" style:font-style-asian="normal" style:font-style-complex="normal"/>
    </style:style>
    <style:style style:name="T10" style:family="text">
      <style:text-properties fo:font-style="normal" officeooo:rsid="00d8cf99" style:font-style-asian="normal" style:font-style-complex="normal"/>
    </style:style>
    <style:style style:name="T11" style:family="text">
      <style:text-properties fo:font-style="normal" officeooo:rsid="00db9184" style:font-style-asian="normal" style:font-style-complex="normal"/>
    </style:style>
    <style:style style:name="T12" style:family="text">
      <style:text-properties fo:font-style="normal" officeooo:rsid="00760f14" style:font-style-asian="normal" style:font-style-complex="normal"/>
    </style:style>
    <style:style style:name="T13" style:family="text">
      <style:text-properties fo:font-style="normal" officeooo:rsid="00e66f62" style:font-style-asian="normal" style:font-style-complex="normal"/>
    </style:style>
    <style:style style:name="T14" style:family="text">
      <style:text-properties fo:font-style="normal" officeooo:rsid="00e7553c" style:font-style-asian="normal" style:font-style-complex="normal"/>
    </style:style>
    <style:style style:name="T15" style:family="text">
      <style:text-properties fo:font-style="normal" officeooo:rsid="00e7cb63" style:font-style-asian="normal" style:font-style-complex="normal"/>
    </style:style>
    <style:style style:name="T16" style:family="text">
      <style:text-properties fo:font-style="normal" officeooo:rsid="00ea7e09" style:font-style-asian="normal" style:font-style-complex="normal"/>
    </style:style>
    <style:style style:name="T17" style:family="text">
      <style:text-properties fo:font-style="normal" officeooo:rsid="00eb4a6b" style:font-style-asian="normal" style:font-style-complex="normal"/>
    </style:style>
    <style:style style:name="T18" style:family="text">
      <style:text-properties fo:font-style="normal" officeooo:rsid="00ecbed2" style:font-style-asian="normal" style:font-style-complex="normal"/>
    </style:style>
    <style:style style:name="T19" style:family="text">
      <style:text-properties fo:font-style="normal" officeooo:rsid="00efbf51" style:font-style-asian="normal" style:font-style-complex="normal"/>
    </style:style>
    <style:style style:name="T20" style:family="text">
      <style:text-properties fo:font-style="normal" officeooo:rsid="00efecdb" style:font-style-asian="normal" style:font-style-complex="normal"/>
    </style:style>
    <style:style style:name="T21" style:family="text">
      <style:text-properties fo:font-style="normal" officeooo:rsid="00fb644c" style:font-style-asian="normal" style:font-style-complex="normal"/>
    </style:style>
    <style:style style:name="T22" style:family="text">
      <style:text-properties fo:font-style="normal" officeooo:rsid="00fd21cd" style:font-style-asian="normal" style:font-style-complex="normal"/>
    </style:style>
    <style:style style:name="T23" style:family="text">
      <style:text-properties fo:font-style="normal" officeooo:rsid="00fe8046" style:font-style-asian="normal" style:font-style-complex="normal"/>
    </style:style>
    <style:style style:name="T24" style:family="text">
      <style:text-properties fo:font-style="normal" officeooo:rsid="0113ca30" style:font-style-asian="normal" style:font-style-complex="normal"/>
    </style:style>
    <style:style style:name="T25" style:family="text">
      <style:text-properties fo:font-style="normal" officeooo:rsid="01155d1a" style:font-style-asian="normal" style:font-style-complex="normal"/>
    </style:style>
    <style:style style:name="T26" style:family="text">
      <style:text-properties fo:font-style="normal" officeooo:rsid="011a09af" style:font-style-asian="normal" style:font-style-complex="normal"/>
    </style:style>
    <style:style style:name="T27" style:family="text">
      <style:text-properties fo:font-style="normal" officeooo:rsid="01400c0a" style:font-style-asian="normal" style:font-style-complex="normal"/>
    </style:style>
    <style:style style:name="T28" style:family="text">
      <style:text-properties fo:font-style="normal" officeooo:rsid="015f3928" style:font-style-asian="normal" style:font-style-complex="normal"/>
    </style:style>
    <style:style style:name="T29" style:family="text">
      <style:text-properties fo:font-style="normal" officeooo:rsid="0160cc5d" style:font-style-asian="normal" style:font-style-complex="normal"/>
    </style:style>
    <style:style style:name="T30" style:family="text">
      <style:text-properties fo:font-style="normal" officeooo:rsid="018fca58" style:font-style-asian="normal" style:font-style-complex="normal"/>
    </style:style>
    <style:style style:name="T31" style:family="text">
      <style:text-properties fo:font-style="normal" officeooo:rsid="01635b0d" style:font-style-asian="normal" style:font-style-complex="normal"/>
    </style:style>
    <style:style style:name="T32" style:family="text">
      <style:text-properties fo:font-style="normal" officeooo:rsid="0195ac5d" style:font-style-asian="normal" style:font-style-complex="normal"/>
    </style:style>
    <style:style style:name="T33" style:family="text">
      <style:text-properties fo:font-style="normal" officeooo:rsid="0196630c" style:font-style-asian="normal" style:font-style-complex="normal"/>
    </style:style>
    <style:style style:name="T34" style:family="text">
      <style:text-properties fo:font-style="normal" officeooo:rsid="010781a5" style:font-style-asian="normal" style:font-style-complex="normal"/>
    </style:style>
    <style:style style:name="T35" style:family="text">
      <style:text-properties fo:font-style="normal" officeooo:rsid="01999fa8" style:font-style-asian="normal" style:font-style-complex="normal"/>
    </style:style>
    <style:style style:name="T36" style:family="text">
      <style:text-properties fo:font-style="normal" officeooo:rsid="019be984" style:font-style-asian="normal" style:font-style-complex="normal"/>
    </style:style>
    <style:style style:name="T37" style:family="text">
      <style:text-properties fo:font-style="normal" officeooo:rsid="01a217eb" style:font-style-asian="normal" style:font-style-complex="normal"/>
    </style:style>
    <style:style style:name="T38" style:family="text">
      <style:text-properties fo:font-style="normal" officeooo:rsid="01a424ee" style:font-style-asian="normal" style:font-style-complex="normal"/>
    </style:style>
    <style:style style:name="T39" style:family="text">
      <style:text-properties fo:font-style="normal" officeooo:rsid="01b4bb51" style:font-style-asian="normal" style:font-style-complex="normal"/>
    </style:style>
    <style:style style:name="T40" style:family="text">
      <style:text-properties fo:font-style="normal" officeooo:rsid="01b7be82" style:font-style-asian="normal" style:font-style-complex="normal"/>
    </style:style>
    <style:style style:name="T41" style:family="text">
      <style:text-properties fo:font-style="normal" officeooo:rsid="01bc35e8" style:font-style-asian="normal" style:font-style-complex="normal"/>
    </style:style>
    <style:style style:name="T42" style:family="text">
      <style:text-properties fo:font-style="normal" fo:font-weight="normal" style:font-style-asian="normal" style:font-weight-asian="normal" style:font-style-complex="normal" style:font-weight-complex="normal"/>
    </style:style>
    <style:style style:name="T43" style:family="text">
      <style:text-properties fo:font-style="normal" fo:font-weight="normal" officeooo:rsid="00795519" style:font-style-asian="normal" style:font-weight-asian="normal" style:font-style-complex="normal" style:font-weight-complex="normal"/>
    </style:style>
    <style:style style:name="T44" style:family="text">
      <style:text-properties fo:font-style="normal" fo:font-weight="normal" officeooo:rsid="007965c0" style:font-style-asian="normal" style:font-weight-asian="normal" style:font-style-complex="normal" style:font-weight-complex="normal"/>
    </style:style>
    <style:style style:name="T45" style:family="text">
      <style:text-properties fo:font-style="normal" fo:font-weight="normal" officeooo:rsid="0081252a" style:font-style-asian="normal" style:font-weight-asian="normal" style:font-style-complex="normal" style:font-weight-complex="normal"/>
    </style:style>
    <style:style style:name="T46" style:family="text">
      <style:text-properties fo:font-style="normal" fo:font-weight="normal" officeooo:rsid="007e7bfa" style:font-style-asian="normal" style:font-weight-asian="normal" style:font-style-complex="normal" style:font-weight-complex="normal"/>
    </style:style>
    <style:style style:name="T47" style:family="text">
      <style:text-properties fo:font-style="normal" fo:font-weight="normal" officeooo:rsid="00960d63" style:font-style-asian="normal" style:font-weight-asian="normal" style:font-style-complex="normal" style:font-weight-complex="normal"/>
    </style:style>
    <style:style style:name="T48" style:family="text">
      <style:text-properties fo:font-style="normal" fo:font-weight="normal" officeooo:rsid="00bcf22c" style:font-style-asian="normal" style:font-weight-asian="normal" style:font-style-complex="normal" style:font-weight-complex="normal"/>
    </style:style>
    <style:style style:name="T49" style:family="text">
      <style:text-properties fo:font-style="normal" fo:font-weight="normal" officeooo:rsid="00be9ff5" style:font-style-asian="normal" style:font-weight-asian="normal" style:font-style-complex="normal" style:font-weight-complex="normal"/>
    </style:style>
    <style:style style:name="T50" style:family="text">
      <style:text-properties fo:font-style="normal" fo:font-weight="normal" officeooo:rsid="00c057c4" style:font-style-asian="normal" style:font-weight-asian="normal" style:font-style-complex="normal" style:font-weight-complex="normal"/>
    </style:style>
    <style:style style:name="T51" style:family="text">
      <style:text-properties fo:font-style="normal" fo:font-weight="normal" officeooo:rsid="00c55702" style:font-style-asian="normal" style:font-weight-asian="normal" style:font-style-complex="normal" style:font-weight-complex="normal"/>
    </style:style>
    <style:style style:name="T52" style:family="text">
      <style:text-properties fo:font-style="normal" fo:font-weight="normal" officeooo:rsid="00cdf48a" style:font-style-asian="normal" style:font-weight-asian="normal" style:font-style-complex="normal" style:font-weight-complex="normal"/>
    </style:style>
    <style:style style:name="T53" style:family="text">
      <style:text-properties fo:font-style="normal" fo:font-weight="normal" officeooo:rsid="00e599d4" style:font-style-asian="normal" style:font-weight-asian="normal" style:font-style-complex="normal" style:font-weight-complex="normal"/>
    </style:style>
    <style:style style:name="T54" style:family="text">
      <style:text-properties fo:font-style="normal" fo:font-weight="normal" officeooo:rsid="00c2ddd4" style:font-style-asian="normal" style:font-weight-asian="normal" style:font-style-complex="normal" style:font-weight-complex="normal"/>
    </style:style>
    <style:style style:name="T55" style:family="text">
      <style:text-properties fo:font-style="normal" fo:font-weight="normal" officeooo:rsid="00f66beb" style:font-style-asian="normal" style:font-weight-asian="normal" style:font-style-complex="normal" style:font-weight-complex="normal"/>
    </style:style>
    <style:style style:name="T56" style:family="text">
      <style:text-properties fo:font-style="normal" fo:font-weight="normal" officeooo:rsid="00ccd849" style:font-style-asian="normal" style:font-weight-asian="normal" style:font-style-complex="normal" style:font-weight-complex="normal"/>
    </style:style>
    <style:style style:name="T57" style:family="text">
      <style:text-properties fo:font-style="normal" fo:font-weight="normal" officeooo:rsid="00d0c9ac" style:font-style-asian="normal" style:font-weight-asian="normal" style:font-style-complex="normal" style:font-weight-complex="normal"/>
    </style:style>
    <style:style style:name="T58" style:family="text">
      <style:text-properties fo:font-style="normal" fo:font-weight="normal" officeooo:rsid="00a4ff07" style:font-style-asian="normal" style:font-weight-asian="normal" style:font-style-complex="normal" style:font-weight-complex="normal"/>
    </style:style>
    <style:style style:name="T59" style:family="text">
      <style:text-properties fo:font-style="normal" fo:font-weight="normal" officeooo:rsid="00d28103" style:font-style-asian="normal" style:font-weight-asian="normal" style:font-style-complex="normal" style:font-weight-complex="normal"/>
    </style:style>
    <style:style style:name="T60" style:family="text">
      <style:text-properties fo:font-style="normal" fo:font-weight="normal" officeooo:rsid="0118639f" style:font-style-asian="normal" style:font-weight-asian="normal" style:font-style-complex="normal" style:font-weight-complex="normal"/>
    </style:style>
    <style:style style:name="T61" style:family="text">
      <style:text-properties fo:font-style="normal" fo:font-weight="normal" officeooo:rsid="013b8fa6" style:font-style-asian="normal" style:font-weight-asian="normal" style:font-style-complex="normal" style:font-weight-complex="normal"/>
    </style:style>
    <style:style style:name="T62" style:family="text">
      <style:text-properties fo:font-style="normal" fo:font-weight="normal" officeooo:rsid="008010d4" style:font-style-asian="normal" style:font-weight-asian="normal" style:font-style-complex="normal" style:font-weight-complex="normal"/>
    </style:style>
    <style:style style:name="T63" style:family="text">
      <style:text-properties fo:font-style="normal" fo:font-weight="normal" officeooo:rsid="00bc5b97" style:font-style-asian="normal" style:font-weight-asian="normal" style:font-style-complex="normal" style:font-weight-complex="normal"/>
    </style:style>
    <style:style style:name="T64" style:family="text">
      <style:text-properties fo:font-style="normal" fo:font-weight="normal" officeooo:rsid="009012b4" style:font-style-asian="normal" style:font-weight-asian="normal" style:font-style-complex="normal" style:font-weight-complex="normal"/>
    </style:style>
    <style:style style:name="T65" style:family="text">
      <style:text-properties fo:font-style="normal" fo:font-weight="normal" officeooo:rsid="009d4bb4" style:font-style-asian="normal" style:font-weight-asian="normal" style:font-style-complex="normal" style:font-weight-complex="normal"/>
    </style:style>
    <style:style style:name="T66" style:family="text">
      <style:text-properties fo:font-style="normal" fo:font-weight="normal" officeooo:rsid="0119a597" style:font-style-asian="normal" style:font-weight-asian="normal" style:font-style-complex="normal" style:font-weight-complex="normal"/>
    </style:style>
    <style:style style:name="T67" style:family="text">
      <style:text-properties fo:font-style="normal" fo:font-weight="normal" officeooo:rsid="013d68b1" style:font-style-asian="normal" style:font-weight-asian="normal" style:font-style-complex="normal" style:font-weight-complex="normal"/>
    </style:style>
    <style:style style:name="T68" style:family="text">
      <style:text-properties fo:font-style="normal" fo:font-weight="normal" officeooo:rsid="01488f31" style:font-style-asian="normal" style:font-weight-asian="normal" style:font-style-complex="normal" style:font-weight-complex="normal"/>
    </style:style>
    <style:style style:name="T69" style:family="text">
      <style:text-properties fo:font-style="normal" fo:font-weight="normal" officeooo:rsid="014f3446" style:font-style-asian="normal" style:font-weight-asian="normal" style:font-style-complex="normal" style:font-weight-complex="normal"/>
    </style:style>
    <style:style style:name="T70" style:family="text">
      <style:text-properties fo:font-style="normal" fo:font-weight="normal" officeooo:rsid="018037d1" style:font-style-asian="normal" style:font-weight-asian="normal" style:font-style-complex="normal" style:font-weight-complex="normal"/>
    </style:style>
    <style:style style:name="T71" style:family="text">
      <style:text-properties fo:font-style="normal" fo:font-weight="normal" officeooo:rsid="0189eb43" style:font-style-asian="normal" style:font-weight-asian="normal" style:font-style-complex="normal" style:font-weight-complex="normal"/>
    </style:style>
    <style:style style:name="T72" style:family="text">
      <style:text-properties fo:font-style="normal" fo:font-weight="normal" officeooo:rsid="018f5c88" style:font-style-asian="normal" style:font-weight-asian="normal" style:font-style-complex="normal" style:font-weight-complex="normal"/>
    </style:style>
    <style:style style:name="T73" style:family="text">
      <style:text-properties fo:font-style="normal" fo:font-weight="normal" officeooo:rsid="01907ce2" style:font-style-asian="normal" style:font-weight-asian="normal" style:font-style-complex="normal" style:font-weight-complex="normal"/>
    </style:style>
    <style:style style:name="T74" style:family="text">
      <style:text-properties fo:font-style="normal" fo:font-weight="normal" officeooo:rsid="0191be22" style:font-style-asian="normal" style:font-weight-asian="normal" style:font-style-complex="normal" style:font-weight-complex="normal"/>
    </style:style>
    <style:style style:name="T75" style:family="text">
      <style:text-properties fo:font-style="normal" fo:font-weight="normal" officeooo:rsid="015193af" style:font-style-asian="normal" style:font-weight-asian="normal" style:font-style-complex="normal" style:font-weight-complex="normal"/>
    </style:style>
    <style:style style:name="T76" style:family="text">
      <style:text-properties fo:font-style="normal" fo:font-weight="normal" officeooo:rsid="0192bacd" style:font-style-asian="normal" style:font-weight-asian="normal" style:font-style-complex="normal" style:font-weight-complex="normal"/>
    </style:style>
    <style:style style:name="T77" style:family="text">
      <style:text-properties fo:font-style="normal" fo:font-weight="normal" officeooo:rsid="01942752" style:font-style-asian="normal" style:font-weight-asian="normal" style:font-style-complex="normal" style:font-weight-complex="normal"/>
    </style:style>
    <style:style style:name="T78" style:family="text">
      <style:text-properties fo:font-style="normal" fo:font-weight="normal" officeooo:rsid="0194a961" style:font-style-asian="normal" style:font-weight-asian="normal" style:font-style-complex="normal" style:font-weight-complex="normal"/>
    </style:style>
    <style:style style:name="T79" style:family="text">
      <style:text-properties fo:font-style="normal" fo:font-weight="normal" officeooo:rsid="01b3924f" style:font-style-asian="normal" style:font-weight-asian="normal" style:font-style-complex="normal" style:font-weight-complex="normal"/>
    </style:style>
    <style:style style:name="T80" style:family="text">
      <style:text-properties fo:font-style="normal" fo:font-weight="normal" officeooo:rsid="01c708b8" style:font-style-asian="normal" style:font-weight-asian="normal" style:font-style-complex="normal" style:font-weight-complex="normal"/>
    </style:style>
    <style:style style:name="T81" style:family="text">
      <style:text-properties officeooo:rsid="003df9a9"/>
    </style:style>
    <style:style style:name="T82" style:family="text">
      <style:text-properties fo:font-style="italic" style:font-style-asian="italic" style:font-style-complex="italic"/>
    </style:style>
    <style:style style:name="T83" style:family="text">
      <style:text-properties fo:font-style="italic" officeooo:rsid="017f67b3" style:font-style-asian="italic" style:font-style-complex="italic"/>
    </style:style>
    <style:style style:name="T84" style:family="text">
      <style:text-properties fo:font-style="italic" officeooo:rsid="0194a961" style:font-style-asian="italic" style:font-style-complex="italic"/>
    </style:style>
    <style:style style:name="T85" style:family="text">
      <style:text-properties fo:font-style="italic" fo:font-weight="normal" officeooo:rsid="00795519" style:font-style-asian="italic" style:font-weight-asian="normal" style:font-style-complex="italic" style:font-weight-complex="normal"/>
    </style:style>
    <style:style style:name="T86" style:family="text">
      <style:text-properties fo:font-style="italic" fo:font-weight="normal" officeooo:rsid="007e8cb8" style:font-style-asian="italic" style:font-weight-asian="normal" style:font-style-complex="italic" style:font-weight-complex="normal"/>
    </style:style>
    <style:style style:name="T87" style:family="text">
      <style:text-properties fo:font-style="italic" fo:font-weight="normal" officeooo:rsid="007ed045" style:font-style-asian="italic" style:font-weight-asian="normal" style:font-style-complex="italic" style:font-weight-complex="normal"/>
    </style:style>
    <style:style style:name="T88" style:family="text">
      <style:text-properties fo:font-style="italic" fo:font-weight="normal" officeooo:rsid="0191be22" style:font-style-asian="italic" style:font-weight-asian="normal" style:font-style-complex="italic" style:font-weight-complex="normal"/>
    </style:style>
    <style:style style:name="T89" style:family="text">
      <style:text-properties fo:font-style="italic" fo:font-weight="normal" officeooo:rsid="0192bacd" style:font-style-asian="italic" style:font-weight-asian="normal" style:font-style-complex="italic" style:font-weight-complex="normal"/>
    </style:style>
    <style:style style:name="T90" style:family="text">
      <style:text-properties fo:font-style="italic" fo:font-weight="normal" officeooo:rsid="01942752" style:font-style-asian="italic" style:font-weight-asian="normal" style:font-style-complex="italic" style:font-weight-complex="normal"/>
    </style:style>
    <style:style style:name="T91" style:family="text">
      <style:text-properties fo:font-style="italic" fo:font-weight="normal" officeooo:rsid="0194a961" style:font-style-asian="italic" style:font-weight-asian="normal" style:font-style-complex="italic" style:font-weight-complex="normal"/>
    </style:style>
    <style:style style:name="T92" style:family="text">
      <style:text-properties fo:font-style="italic" fo:font-weight="normal" officeooo:rsid="0118639f" style:font-style-asian="italic" style:font-weight-asian="normal" style:font-style-complex="italic" style:font-weight-complex="normal"/>
    </style:style>
    <style:style style:name="T93" style:family="text">
      <style:text-properties officeooo:rsid="00611297"/>
    </style:style>
    <style:style style:name="T94" style:family="text">
      <style:text-properties officeooo:rsid="0067230d"/>
    </style:style>
    <style:style style:name="T95" style:family="text">
      <style:text-properties officeooo:rsid="0072ebeb"/>
    </style:style>
    <style:style style:name="T96" style:family="text">
      <style:text-properties officeooo:rsid="00732092"/>
    </style:style>
    <style:style style:name="T97" style:family="text">
      <style:text-properties officeooo:rsid="0073824c"/>
    </style:style>
    <style:style style:name="T98" style:family="text">
      <style:text-properties officeooo:rsid="007dadbf"/>
    </style:style>
    <style:style style:name="T99" style:family="text">
      <style:text-properties fo:font-weight="normal" officeooo:rsid="007e8cb8" style:font-weight-asian="normal" style:font-weight-complex="normal"/>
    </style:style>
    <style:style style:name="T100" style:family="text">
      <style:text-properties officeooo:rsid="0092fb44"/>
    </style:style>
    <style:style style:name="T101" style:family="text">
      <style:text-properties officeooo:rsid="00a69558"/>
    </style:style>
    <style:style style:name="T102" style:family="text">
      <style:text-properties officeooo:rsid="00a6f1bb"/>
    </style:style>
    <style:style style:name="T103" style:family="text">
      <style:text-properties officeooo:rsid="00a74b83"/>
    </style:style>
    <style:style style:name="T104" style:family="text">
      <style:text-properties officeooo:rsid="00a91285"/>
    </style:style>
    <style:style style:name="T105" style:family="text">
      <style:text-properties officeooo:rsid="00acd4b8"/>
    </style:style>
    <style:style style:name="T106" style:family="text">
      <style:text-properties officeooo:rsid="00af11ef"/>
    </style:style>
    <style:style style:name="T107" style:family="text">
      <style:text-properties officeooo:rsid="00b4fdfe"/>
    </style:style>
    <style:style style:name="T108" style:family="text">
      <style:text-properties officeooo:rsid="00b7fcb1"/>
    </style:style>
    <style:style style:name="T109" style:family="text">
      <style:text-properties officeooo:rsid="00b85428"/>
    </style:style>
    <style:style style:name="T110" style:family="text">
      <style:text-properties officeooo:rsid="00b9e71a"/>
    </style:style>
    <style:style style:name="T111" style:family="text">
      <style:text-properties officeooo:rsid="00c5a37e"/>
    </style:style>
    <style:style style:name="T112" style:family="text">
      <style:text-properties officeooo:rsid="00d42c97"/>
    </style:style>
    <style:style style:name="T113" style:family="text">
      <style:text-properties fo:color="#008000"/>
    </style:style>
    <style:style style:name="T114" style:family="text">
      <style:text-properties fo:color="#008000" fo:font-style="normal" fo:font-weight="normal" style:font-style-asian="normal" style:font-weight-asian="normal" style:font-style-complex="normal" style:font-weight-complex="normal"/>
    </style:style>
    <style:style style:name="T115" style:family="text">
      <style:text-properties fo:color="#008000" fo:font-style="normal" fo:font-weight="normal" officeooo:rsid="00a3825d" style:font-style-asian="normal" style:font-weight-asian="normal" style:font-style-complex="normal" style:font-weight-complex="normal"/>
    </style:style>
    <style:style style:name="T116" style:family="text">
      <style:text-properties fo:color="#008000" fo:font-style="normal" fo:font-weight="normal" officeooo:rsid="00ccd849" style:font-style-asian="normal" style:font-weight-asian="normal" style:font-style-complex="normal" style:font-weight-complex="normal"/>
    </style:style>
    <style:style style:name="T117" style:family="text">
      <style:text-properties fo:color="#008000" fo:font-style="normal" fo:font-weight="normal" officeooo:rsid="00c8e0e8" style:font-style-asian="normal" style:font-weight-asian="normal" style:font-style-complex="normal" style:font-weight-complex="normal"/>
    </style:style>
    <style:style style:name="T118" style:family="text">
      <style:text-properties fo:color="#008000" fo:font-style="normal" fo:font-weight="normal" officeooo:rsid="00cb5a35" style:font-style-asian="normal" style:font-weight-asian="normal" style:font-style-complex="normal" style:font-weight-complex="normal"/>
    </style:style>
    <style:style style:name="T119" style:family="text">
      <style:text-properties fo:color="#008000" fo:font-style="normal" fo:font-weight="normal" officeooo:rsid="013a37ac" style:font-style-asian="normal" style:font-weight-asian="normal" style:font-style-complex="normal" style:font-weight-complex="normal"/>
    </style:style>
    <style:style style:name="T120" style:family="text">
      <style:text-properties fo:color="#008000" fo:font-style="normal" fo:font-weight="normal" officeooo:rsid="01196ac2" style:font-style-asian="normal" style:font-weight-asian="normal" style:font-style-complex="normal" style:font-weight-complex="normal"/>
    </style:style>
    <style:style style:name="T121" style:family="text">
      <style:text-properties fo:color="#008000" fo:font-style="normal" fo:font-weight="normal" officeooo:rsid="01459467" style:font-style-asian="normal" style:font-weight-asian="normal" style:font-style-complex="normal" style:font-weight-complex="normal"/>
    </style:style>
    <style:style style:name="T122" style:family="text">
      <style:text-properties fo:color="#008000" fo:font-style="normal" fo:font-weight="normal" officeooo:rsid="007e7bfa" style:font-style-asian="normal" style:font-weight-asian="normal" style:font-style-complex="normal" style:font-weight-complex="normal"/>
    </style:style>
    <style:style style:name="T123" style:family="text">
      <style:text-properties fo:color="#008000" fo:font-style="normal" fo:font-weight="normal" officeooo:rsid="0156bc4c" style:font-style-asian="normal" style:font-weight-asian="normal" style:font-style-complex="normal" style:font-weight-complex="normal"/>
    </style:style>
    <style:style style:name="T124" style:family="text">
      <style:text-properties fo:color="#008000" fo:font-style="normal" style:font-style-asian="normal" style:font-style-complex="normal"/>
    </style:style>
    <style:style style:name="T125" style:family="text">
      <style:text-properties fo:color="#008000" fo:font-style="normal" officeooo:rsid="00f23042" style:font-style-asian="normal" style:font-style-complex="normal"/>
    </style:style>
    <style:style style:name="T126" style:family="text">
      <style:text-properties fo:color="#008000" fo:font-style="normal" officeooo:rsid="01488f31" style:font-style-asian="normal" style:font-style-complex="normal"/>
    </style:style>
    <style:style style:name="T127" style:family="text">
      <style:text-properties fo:color="#008000" fo:font-style="normal" officeooo:rsid="0101939f" style:font-style-asian="normal" style:font-style-complex="normal"/>
    </style:style>
    <style:style style:name="T128" style:family="text">
      <style:text-properties fo:color="#008000" fo:font-style="normal" officeooo:rsid="015e628b" style:font-style-asian="normal" style:font-style-complex="normal"/>
    </style:style>
    <style:style style:name="T129" style:family="text">
      <style:text-properties fo:color="#008000" fo:font-style="normal" officeooo:rsid="01aea489" style:font-style-asian="normal" style:font-style-complex="normal"/>
    </style:style>
    <style:style style:name="T130" style:family="text">
      <style:text-properties fo:color="#008000" fo:font-style="normal" officeooo:rsid="010781a5" style:font-style-asian="normal" style:font-style-complex="normal"/>
    </style:style>
    <style:style style:name="T131" style:family="text">
      <style:text-properties fo:color="#008000" fo:font-style="normal" officeooo:rsid="019b9e9d" style:font-style-asian="normal" style:font-style-complex="normal"/>
    </style:style>
    <style:style style:name="T132" style:family="text">
      <style:text-properties fo:color="#008000" fo:font-style="normal" officeooo:rsid="01bc6bbc" style:font-style-asian="normal" style:font-style-complex="normal"/>
    </style:style>
    <style:style style:name="T133" style:family="text">
      <style:text-properties fo:color="#008000" fo:font-style="normal" officeooo:rsid="01be49ad" style:font-style-asian="normal" style:font-style-complex="normal"/>
    </style:style>
    <style:style style:name="T134" style:family="text">
      <style:text-properties fo:color="#008000" officeooo:rsid="003df9a9"/>
    </style:style>
    <style:style style:name="T135" style:family="text">
      <style:text-properties fo:color="#008000" officeooo:rsid="00550a8f"/>
    </style:style>
    <style:style style:name="T136" style:family="text">
      <style:text-properties fo:color="#008000" officeooo:rsid="015193af"/>
    </style:style>
    <style:style style:name="T137" style:family="text">
      <style:text-properties fo:color="#008000" fo:font-style="italic" officeooo:rsid="015193af" style:font-style-asian="italic" style:font-style-complex="italic"/>
    </style:style>
    <style:style style:name="T138" style:family="text">
      <style:text-properties fo:color="#008000" fo:font-style="italic" officeooo:rsid="016f3e06" style:font-style-asian="italic" style:font-style-complex="italic"/>
    </style:style>
    <style:style style:name="T139" style:family="text">
      <style:text-properties fo:color="#008000" fo:font-style="italic" style:text-underline-style="none" style:font-style-asian="italic" style:font-style-complex="italic"/>
    </style:style>
    <style:style style:name="T140" style:family="text">
      <style:text-properties fo:color="#008000" officeooo:rsid="013c2820"/>
    </style:style>
    <style:style style:name="T141" style:family="text">
      <style:text-properties fo:color="#008000" officeooo:rsid="014ca427"/>
    </style:style>
    <style:style style:name="T142" style:family="text">
      <style:text-properties fo:color="#008000" officeooo:rsid="014c20e4"/>
    </style:style>
    <style:style style:name="T143" style:family="text">
      <style:text-properties fo:color="#008000" officeooo:rsid="01591849"/>
    </style:style>
    <style:style style:name="T144" style:family="text">
      <style:text-properties fo:color="#008000" officeooo:rsid="00acd4b8"/>
    </style:style>
    <style:style style:name="T145" style:family="text">
      <style:text-properties fo:color="#008000" officeooo:rsid="0067230d"/>
    </style:style>
    <style:style style:name="T146" style:family="text">
      <style:text-properties fo:color="#008000" officeooo:rsid="00acb723"/>
    </style:style>
    <style:style style:name="T147" style:family="text">
      <style:text-properties fo:color="#008000" officeooo:rsid="012f7903"/>
    </style:style>
    <style:style style:name="T148" style:family="text">
      <style:text-properties fo:color="#008000" officeooo:rsid="013a37ac"/>
    </style:style>
    <style:style style:name="T149" style:family="text">
      <style:text-properties fo:color="#008000" officeooo:rsid="016f3e06"/>
    </style:style>
    <style:style style:name="T150" style:family="text">
      <style:text-properties fo:color="#008000" officeooo:rsid="015e628b"/>
    </style:style>
    <style:style style:name="T151" style:family="text">
      <style:text-properties fo:color="#008000" officeooo:rsid="01b873a3"/>
    </style:style>
    <style:style style:name="T152" style:family="text">
      <style:text-properties fo:color="#008000" fo:language="fr" fo:country="FR" fo:font-style="normal" officeooo:rsid="00656784" style:font-style-asian="normal" style:font-style-complex="normal"/>
    </style:style>
    <style:style style:name="T153" style:family="text">
      <style:text-properties officeooo:rsid="00f40c5b"/>
    </style:style>
    <style:style style:name="T154" style:family="text">
      <style:text-properties officeooo:rsid="00f66beb"/>
    </style:style>
    <style:style style:name="T155" style:family="text">
      <style:text-properties fo:font-weight="bold" style:font-weight-asian="bold" style:font-weight-complex="bold"/>
    </style:style>
    <style:style style:name="T156" style:family="text">
      <style:text-properties fo:font-weight="bold" officeooo:rsid="005f7eb3" style:font-weight-asian="bold" style:font-weight-complex="bold"/>
    </style:style>
    <style:style style:name="T157" style:family="text">
      <style:text-properties fo:font-weight="bold" officeooo:rsid="0014dff0" style:font-weight-asian="bold" style:font-weight-complex="bold"/>
    </style:style>
    <style:style style:name="T158" style:family="text">
      <style:text-properties fo:font-weight="bold" officeooo:rsid="004755b5" style:font-weight-asian="bold" style:font-weight-complex="bold"/>
    </style:style>
    <style:style style:name="T159" style:family="text">
      <style:text-properties fo:font-weight="bold" officeooo:rsid="01125290" style:font-weight-asian="bold" style:font-weight-complex="bold"/>
    </style:style>
    <style:style style:name="T160" style:family="text">
      <style:text-properties fo:font-weight="bold" officeooo:rsid="011ba534" style:font-weight-asian="bold" style:font-weight-complex="bold"/>
    </style:style>
    <style:style style:name="T161" style:family="text">
      <style:text-properties fo:font-weight="bold" officeooo:rsid="0154b4dc" style:font-weight-asian="bold" style:font-weight-complex="bold"/>
    </style:style>
    <style:style style:name="T162" style:family="text">
      <style:text-properties officeooo:rsid="00f758e6"/>
    </style:style>
    <style:style style:name="T163" style:family="text">
      <style:text-properties officeooo:rsid="00f91845"/>
    </style:style>
    <style:style style:name="T164" style:family="text">
      <style:text-properties officeooo:rsid="01058700"/>
    </style:style>
    <style:style style:name="T165" style:family="text">
      <style:text-properties officeooo:rsid="010df51d"/>
    </style:style>
    <style:style style:name="T166" style:family="text">
      <style:text-properties officeooo:rsid="010fe526"/>
    </style:style>
    <style:style style:name="T167" style:family="text">
      <style:text-properties officeooo:rsid="0111be0d"/>
    </style:style>
    <style:style style:name="T168" style:family="text">
      <style:text-properties officeooo:rsid="01196ac2"/>
    </style:style>
    <style:style style:name="T169" style:family="text">
      <style:text-properties officeooo:rsid="011e6eaa"/>
    </style:style>
    <style:style style:name="T170" style:family="text">
      <style:text-properties style:text-line-through-style="none" style:text-line-through-type="none" officeooo:rsid="0014dff0"/>
    </style:style>
    <style:style style:name="T171" style:family="text">
      <style:text-properties style:text-line-through-style="none" style:text-line-through-type="none" officeooo:rsid="005ea38d"/>
    </style:style>
    <style:style style:name="T172" style:family="text">
      <style:text-properties style:text-line-through-style="none" style:text-line-through-type="none" officeooo:rsid="011fcc30"/>
    </style:style>
    <style:style style:name="T173" style:family="text">
      <style:text-properties officeooo:rsid="011fcc30"/>
    </style:style>
    <style:style style:name="T174" style:family="text">
      <style:text-properties officeooo:rsid="01226492"/>
    </style:style>
    <style:style style:name="T175" style:family="text">
      <style:text-properties fo:color="#000000" officeooo:rsid="0092fb44" fo:background-color="transparent" loext:char-shading-value="0"/>
    </style:style>
    <style:style style:name="T176" style:family="text">
      <style:text-properties fo:color="#000000" officeooo:rsid="01363b41" fo:background-color="transparent" loext:char-shading-value="0"/>
    </style:style>
    <style:style style:name="T177" style:family="text">
      <style:text-properties fo:color="#000000" fo:font-style="normal" officeooo:rsid="007dadbf" style:font-style-asian="normal" style:font-style-complex="normal"/>
    </style:style>
    <style:style style:name="T178" style:family="text">
      <style:text-properties fo:color="#000000" fo:font-style="normal" officeooo:rsid="009716e8" style:font-style-asian="normal" style:font-style-complex="normal"/>
    </style:style>
    <style:style style:name="T179" style:family="text">
      <style:text-properties fo:color="#000000" fo:font-style="normal" officeooo:rsid="0097391f" style:font-style-asian="normal" style:font-style-complex="normal"/>
    </style:style>
    <style:style style:name="T180" style:family="text">
      <style:text-properties fo:color="#000000" officeooo:rsid="007dadbf"/>
    </style:style>
    <style:style style:name="T181" style:family="text">
      <style:text-properties fo:color="#000000" style:text-underline-style="none"/>
    </style:style>
    <style:style style:name="T182" style:family="text">
      <style:text-properties fo:color="#000000" style:text-underline-style="none" officeooo:rsid="01c67769"/>
    </style:style>
    <style:style style:name="T183" style:family="text">
      <style:text-properties officeooo:rsid="01397b52"/>
    </style:style>
    <style:style style:name="T184" style:family="text">
      <style:text-properties officeooo:rsid="013a37ac"/>
    </style:style>
    <style:style style:name="T185" style:family="text">
      <style:text-properties officeooo:rsid="013c2820"/>
    </style:style>
    <style:style style:name="T186" style:family="text">
      <style:text-properties officeooo:rsid="0140accb"/>
    </style:style>
    <style:style style:name="T187" style:family="text">
      <style:text-properties officeooo:rsid="01451b12"/>
    </style:style>
    <style:style style:name="T188" style:family="text">
      <style:text-properties officeooo:rsid="014868c8"/>
    </style:style>
    <style:style style:name="T189" style:family="text">
      <style:text-properties officeooo:rsid="014c20e4"/>
    </style:style>
    <style:style style:name="T190" style:family="text">
      <style:text-properties officeooo:rsid="014e1bc6"/>
    </style:style>
    <style:style style:name="T191" style:family="text">
      <style:text-properties fo:color="#ff0000" officeooo:rsid="003df9a9"/>
    </style:style>
    <style:style style:name="T192" style:family="text">
      <style:text-properties fo:color="#ff0000" officeooo:rsid="00f66beb"/>
    </style:style>
    <style:style style:name="T193" style:family="text">
      <style:text-properties fo:color="#ff0000" fo:font-style="normal" fo:font-weight="normal" officeooo:rsid="00be9ff5" fo:background-color="transparent" loext:char-shading-value="0" style:font-style-asian="normal" style:font-weight-asian="normal" style:font-style-complex="normal" style:font-weight-complex="normal"/>
    </style:style>
    <style:style style:name="T194" style:family="text">
      <style:text-properties fo:color="#ff0000" fo:font-style="normal" officeooo:rsid="01a678df" style:font-style-asian="normal" style:font-style-complex="normal"/>
    </style:style>
    <style:style style:name="T195" style:family="text">
      <style:text-properties officeooo:rsid="0154b4dc"/>
    </style:style>
    <style:style style:name="T196" style:family="text">
      <style:text-properties officeooo:rsid="015c9e13"/>
    </style:style>
    <style:style style:name="T197" style:family="text">
      <style:text-properties officeooo:rsid="016f3e06"/>
    </style:style>
    <style:style style:name="T198" style:family="text">
      <style:text-properties officeooo:rsid="017078a3"/>
    </style:style>
    <style:style style:name="T199" style:family="text">
      <style:text-properties officeooo:rsid="0171dd32"/>
    </style:style>
    <style:style style:name="T200" style:family="text">
      <style:text-properties officeooo:rsid="017396a5"/>
    </style:style>
    <style:style style:name="T201" style:family="text">
      <style:text-properties officeooo:rsid="01748c06"/>
    </style:style>
    <style:style style:name="T202" style:family="text">
      <style:text-properties officeooo:rsid="01765db0"/>
    </style:style>
    <style:style style:name="T203" style:family="text">
      <style:text-properties fo:color="#808000"/>
    </style:style>
    <style:style style:name="T204" style:family="text">
      <style:text-properties fo:color="#808000" officeooo:rsid="017f67b3"/>
    </style:style>
    <style:style style:name="T205" style:family="text">
      <style:text-properties fo:color="#808000" officeooo:rsid="0182f322"/>
    </style:style>
    <style:style style:name="T206" style:family="text">
      <style:text-properties officeooo:rsid="017f67b3"/>
    </style:style>
    <style:style style:name="T207" style:family="text">
      <style:text-properties officeooo:rsid="018037d1"/>
    </style:style>
    <style:style style:name="T208" style:family="text">
      <style:text-properties officeooo:rsid="01840bea"/>
    </style:style>
    <style:style style:name="T209" style:family="text">
      <style:text-properties fo:language="fr" fo:country="FR" fo:font-style="normal" fo:font-weight="normal" officeooo:rsid="0189eb43" style:font-style-asian="normal" style:font-weight-asian="normal" style:font-style-complex="normal" style:font-weight-complex="normal"/>
    </style:style>
    <style:style style:name="T210" style:family="text">
      <style:text-properties fo:language="fr" fo:country="FR" fo:font-style="normal" fo:font-weight="normal" officeooo:rsid="017c9979" style:font-style-asian="normal" style:font-weight-asian="normal" style:font-style-complex="normal" style:font-weight-complex="normal"/>
    </style:style>
    <style:style style:name="T211" style:family="text">
      <style:text-properties fo:language="fr" fo:country="FR" fo:font-style="normal" fo:font-weight="normal" officeooo:rsid="018c55d4" style:font-style-asian="normal" style:font-weight-asian="normal" style:font-style-complex="normal" style:font-weight-complex="normal"/>
    </style:style>
    <style:style style:name="T212" style:family="text">
      <style:text-properties fo:language="fr" fo:country="FR" fo:font-style="normal" fo:font-weight="normal" officeooo:rsid="018cb9b7" style:font-style-asian="normal" style:font-weight-asian="normal" style:font-style-complex="normal" style:font-weight-complex="normal"/>
    </style:style>
    <style:style style:name="T213" style:family="text">
      <style:text-properties fo:language="fr" fo:country="FR" fo:font-style="normal" officeooo:rsid="012f6587" style:font-style-asian="normal" style:font-style-complex="normal"/>
    </style:style>
    <style:style style:name="T214" style:family="text">
      <style:text-properties fo:language="fr" fo:country="FR" fo:font-style="normal" officeooo:rsid="00656784" style:font-style-asian="normal" style:font-style-complex="normal"/>
    </style:style>
    <style:style style:name="T215" style:family="text">
      <style:text-properties fo:language="fr" fo:country="FR" fo:font-style="normal" officeooo:rsid="01c27f7f" style:font-style-asian="normal" style:font-style-complex="normal"/>
    </style:style>
    <style:style style:name="T216" style:family="text">
      <style:text-properties fo:language="fr" fo:country="FR" fo:font-style="normal" officeooo:rsid="01c28933" style:font-style-asian="normal" style:font-style-complex="normal"/>
    </style:style>
    <style:style style:name="T217" style:family="text">
      <style:text-properties fo:language="fr" fo:country="FR" fo:font-style="italic" officeooo:rsid="00656784" style:font-style-asian="italic" style:font-style-complex="italic"/>
    </style:style>
    <style:style style:name="T218" style:family="text">
      <style:text-properties officeooo:rsid="01848b75"/>
    </style:style>
    <style:style style:name="T219" style:family="text">
      <style:text-properties officeooo:rsid="0171cc62"/>
    </style:style>
    <style:style style:name="T220" style:family="text">
      <style:text-properties officeooo:rsid="01880fa8"/>
    </style:style>
    <style:style style:name="T221" style:family="text">
      <style:text-properties officeooo:rsid="0194a961"/>
    </style:style>
    <style:style style:name="T222" style:family="text">
      <style:text-properties officeooo:rsid="019553ec"/>
    </style:style>
    <style:style style:name="T223" style:family="text">
      <style:text-properties style:use-window-font-color="true"/>
    </style:style>
    <style:style style:name="T224" style:family="text">
      <style:text-properties style:use-window-font-color="true" officeooo:rsid="01981645"/>
    </style:style>
    <style:style style:name="T225" style:family="text">
      <style:text-properties style:use-window-font-color="true" officeooo:rsid="01986f68"/>
    </style:style>
    <style:style style:name="T226" style:family="text">
      <style:text-properties style:use-window-font-color="true" fo:font-style="normal" fo:font-weight="normal" officeooo:rsid="0189eb43" style:font-style-asian="normal" style:font-weight-asian="normal" style:font-style-complex="normal" style:font-weight-complex="normal"/>
    </style:style>
    <style:style style:name="T227" style:family="text">
      <style:text-properties style:use-window-font-color="true" fo:font-style="normal" fo:font-weight="normal" officeooo:rsid="01942752" style:font-style-asian="normal" style:font-weight-asian="normal" style:font-style-complex="normal" style:font-weight-complex="normal"/>
    </style:style>
    <style:style style:name="T228" style:family="text">
      <style:text-properties style:use-window-font-color="true" fo:font-style="normal" fo:font-weight="normal" officeooo:rsid="01a5a5ff" style:font-style-asian="normal" style:font-weight-asian="normal" style:font-style-complex="normal" style:font-weight-complex="normal"/>
    </style:style>
    <style:style style:name="T229" style:family="text">
      <style:text-properties style:use-window-font-color="true" officeooo:rsid="01a68307"/>
    </style:style>
    <style:style style:name="T230" style:family="text">
      <style:text-properties officeooo:rsid="01981645"/>
    </style:style>
    <style:style style:name="T231" style:family="text">
      <style:text-properties officeooo:rsid="01a7f5c2"/>
    </style:style>
    <style:style style:name="T232" style:family="text">
      <style:text-properties officeooo:rsid="01a8da29"/>
    </style:style>
    <style:style style:name="T233" style:family="text">
      <style:text-properties officeooo:rsid="01ac653f"/>
    </style:style>
    <style:style style:name="T234" style:family="text">
      <style:text-properties officeooo:rsid="01b19a0e"/>
    </style:style>
    <style:style style:name="T235" style:family="text">
      <style:text-properties officeooo:rsid="01ba66fd"/>
    </style:style>
    <style:style style:name="T236" style:family="text">
      <style:text-properties officeooo:rsid="01c01fda"/>
    </style:style>
    <style:style style:name="T237" style:family="text">
      <style:text-properties officeooo:rsid="01a8da29" style:language-asian="zxx" style:country-asian="none" style:language-complex="zxx" style:country-complex="none"/>
    </style:style>
    <style:style style:name="T238" style:family="text">
      <style:text-properties officeooo:rsid="01c67769"/>
    </style:style>
    <style:style style:name="T239" style:family="text">
      <style:text-properties style:text-position="sub 58%"/>
    </style:style>
    <style:style style:name="T240" style:family="text">
      <style:text-properties officeooo:rsid="01d2e8d6"/>
    </style:style>
    <style:style style:name="T241" style:family="text">
      <style:text-properties officeooo:rsid="01d32a02"/>
    </style:style>
    <style:style style:name="T242" style:family="text">
      <style:text-properties style:text-position="super 58%" officeooo:rsid="01d32a02"/>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Titre ?</text:p>
      <text:p text:style-name="P50">Méthode d'ordre élevé pour le suivi de surface et la déformation de maillage...</text:p>
      <text:h text:style-name="P96" text:outline-level="1">Introduction</text:h>
      <text:p text:style-name="P17"><text:span text:style-name="T150">Contexte </text:span><text:span text:style-name="T128">interface</text:span><text:span text:style-name="T129">s</text:span><text:span text:style-name="T128"> en propagation</text:span><text:span text:style-name="T150">, d</text:span><text:span text:style-name="T113">escription/formulation </text:span><text:span text:style-name="T124">du problème → </text:span><text:span text:style-name="T132">formulation lagrangienne classique → ambiguïté dans le cas piecewise smooth</text:span><text:span text:style-name="T133"> </text:span><text:span text:style-name="T132">→ </text:span><text:span text:style-name="T125">principe de Huygens </text:span><text:span text:style-name="T124">avec </text:span><text:span text:style-name="T125">condition d'entropie </text:span><text:span text:style-name="T126">(ESHP)</text:span><text:span text:style-name="T125">, </text:span><text:span text:style-name="T127">EdS/EdB </text:span><text:span text:style-name="T194">(références)</text:span></text:p>
      <text:p text:style-name="P17"><text:span text:style-name="T198">Résolution analytique de ce type de problèmes pas envisageable =&gt; m</text:span>éthodes numériques</text:p>
      <text:p text:style-name="P7"><text:span text:style-name="T37">challenge : </text:span><text:span text:style-name="T2">déterminer avec précision et robustesse l'évolution au cours du temps d'une interface en mouvement</text:span></text:p>
      <text:p text:style-name="P11">État de l'art</text:p>
      <text:p text:style-name="P15">2 façons de traiter l'interface :</text:p>
      <text:list xml:id="list6681288416554238123" text:style-name="L1">
        <text:list-item>
          <text:p text:style-name="P54">point de vue eulérien → représentation implicite</text:p>
          <text:list>
            <text:list-item>
              <text:p text:style-name="P55">ex : level-set, VOF, interfaces diffuses, ...</text:p>
            </text:list-item>
            <text:list-item>
              <text:p text:style-name="P55">+ : <text:span text:style-name="T219">formulation simple, facilement généralisable à n dimensions, supporte naturellement les changements topologiques de l'interface </text:span>→ bien adapté <text:span text:style-name="T234">(voire réservé)</text:span> aux interfaces <text:span text:style-name="T82">fluide-fluide</text:span></text:p>
            </text:list-item>
            <text:list-item>
              <text:p text:style-name="P55">- : <text:span text:style-name="T219">besoin de reconstruire l'interface, quantités géométriques mal résolues, mauvaise conservation de la masse et besoin de réinitialiser la fonction distance pour level-set, besoin d'extrapoler les conditions aux limites</text:span></text:p>
            </text:list-item>
          </text:list>
        </text:list-item>
        <text:list-item>
          <text:p text:style-name="P54">po<text:span text:style-name="T218">int</text:span> de vue lagrangien → représentation explicite</text:p>
          <text:list>
            <text:list-item>
              <text:p text:style-name="P55">ex : front-tracking, face-offsetting, high-order, ...</text:p>
            </text:list-item>
            <text:list-item>
              <text:p text:style-name="P55">+ : <text:span text:style-name="T219">fine résolution des quantités géométriques, application directe et précise des conditions aux limites</text:span></text:p>
            </text:list-item>
            <text:list-item>
              <text:p text:style-name="P55">- : s<text:span text:style-name="T200">upporte mal les grandes déformations, besoin de redistribuer les marqueurs (voire de remailler complètement), nécessite traitement explicite des changements topologiques, généralisation 2d → 3d complexe</text:span></text:p>
            </text:list-item>
          </text:list>
        </text:list-item>
      </text:list>
      <text:p text:style-name="P16"/>
      <text:p text:style-name="P16"><text:span text:style-name="T231">type de problèmes visés, </text:span>motivation high-order, BREP</text:p>
      <text:p text:style-name="P43"><text:span text:style-name="T222">Dans cette thèse, </text:span>focus sur <text:span text:style-name="T222">problèmes où </text:span>interface = frontière (solide, <text:span text:style-name="T220">déformable</text:span>) d'un domaine fluide =&gt; <text:span text:style-name="T230">interface </text:span><text:span text:style-name="T82">piecewise</text:span> smooth, <text:span text:style-name="T230">déformations modérées, peu de changements de topologie =&gt; </text:span><text:span text:style-name="T31">on privilégie </text:span><text:span text:style-name="T33">la description</text:span><text:span text:style-name="T31"> </text:span><text:span text:style-name="T32">lagrangienne</text:span></text:p>
      <text:p text:style-name="P42"><text:span text:style-name="T223">dans ces applications </text:span><text:span text:style-name="T229">(industrielles)</text:span><text:span text:style-name="T223">, la définition de la géométrie </text:span><text:span text:style-name="T224">initiale</text:span><text:span text:style-name="T223"> passe par une phase de CAO →</text:span><text:span text:style-name="T225"> </text:span><text:span text:style-name="T34"><text:s/></text:span><text:span text:style-name="T130">formalisme BREP, <text:s/>[géométrie différentielle des surfaces paramétriques]</text:span><text:span text:style-name="T34">→</text:span><text:span text:style-name="T35"> chap.</text:span><text:span text:style-name="T36">1</text:span><text:span text:style-name="T35">?</text:span><text:span text:style-name="T34">, </text:span><text:span text:style-name="T130">[IGA?</text:span><text:span text:style-name="T131">]</text:span><text:span text:style-name="T34"> →</text:span><text:span text:style-name="T35"> chap.2</text:span></text:p>
      <text:p text:style-name="P25"/>
      <text:p text:style-name="P25"/>
      <text:p text:style-name="P25"/>
      <text:p text:style-name="P25"/>
      <text:p text:style-name="P19">Plan de la thèse...</text:p>
      <text:p text:style-name="P18"/>
      <text:h text:style-name="P97" text:outline-level="1"><text:soft-page-break/>Démarche</text:h>
      <text:p text:style-name="P5">Chapitres…</text:p>
      <text:p text:style-name="P34">1. [Élaboration d'un] algorithme pour la propagation d'une surface [dans le formalisme BREP]/[régulière par morceaux]</text:p>
      <text:p text:style-name="P35"><text:span text:style-name="T87">O</text:span><text:span text:style-name="T85">bjectif : </text:span><text:span text:style-name="T43">mettre en place un algorithme </text:span><text:span text:style-name="T45">basé sur</text:span><text:span text:style-name="T44"> l</text:span><text:span text:style-name="T69">'ESHP</text:span><text:span text:style-name="T68"> </text:span><text:span text:style-name="T43">pour simuler la propagation d'une surface </text:span><text:span text:style-name="T44">représentée suivant</text:span><text:span text:style-name="T43"> le formalisme BREP,</text:span><text:span text:style-name="T44"> </text:span><text:span text:style-name="T45">i.e. </text:span><text:span text:style-name="T47">pour </text:span><text:span text:style-name="T46">construire un nouveau modèle BREP (géométrie et topologie) correspondant à </text:span><text:span text:style-name="T47">une </text:span><text:span text:style-name="T46">enveloppe de boules </text:span><text:span text:style-name="T51">(EdB) </text:span><text:span text:style-name="T46">centrées sur la surface courante. </text:span></text:p>
      <text:p text:style-name="P32"><text:span text:style-name="T86">Pour cela :</text:span><text:span text:style-name="T99"> </text:span></text:p>
      <text:list xml:id="list5981432937397314789" text:style-name="L2">
        <text:list-item>
          <text:p text:style-name="P62"><text:span text:style-name="T62">o</text:span><text:span text:style-name="T46">n construit </text:span><text:span text:style-name="T62">d'abord </text:span><text:span text:style-name="T46">l'enveloppe des sphères </text:span><text:span text:style-name="T63">(EdS)</text:span><text:span text:style-name="T46"> :</text:span></text:p>
        </text:list-item>
      </text:list>
      <text:list xml:id="list5751396343445305283" text:style-name="L3">
        <text:list-item>
          <text:list>
            <text:list-item>
              <text:p text:style-name="P63"><text:span text:style-name="T46">pour les arêtes et sommets convexes : construction de nouvelles faces (→ </text:span><text:span text:style-name="T120">formulation</text:span><text:bookmark-start text:name="__DdeLink__939_1448128844"/><text:span text:style-name="T120">/</text:span><text:span text:style-name="T121">paramétrisation</text:span><text:span text:style-name="T120"> </text:span><text:bookmark-end text:name="__DdeLink__939_1448128844"/><text:span text:style-name="T122">canal surfaces </text:span><text:span text:style-name="T123">[Peternell (1997)]</text:span><text:span text:style-name="T46">), arêtes (smooth) et sommets ;</text:span></text:p>
            </text:list-item>
            <text:list-item>
              <text:p text:style-name="P64">pour les faces : face vis-à-vis sur <text:span text:style-name="T111">l'EdS </text:span>(→ <text:span text:style-name="T168">formulation/paramétrisation </text:span>"extension" canal surfaces <text:span text:style-name="T136">["</text:span><text:span text:style-name="T137">Boundary surface recovery from skeleton curves and surfaces</text:span><text:span text:style-name="T136">", Gelston (1993)]</text:span>, <text:span text:style-name="T185">différence avec le simple transport explicite suivant la normale </text:span><text:span text:style-name="T140">[Thèse Jiao</text:span><text:span text:style-name="T143">]</text:span>).</text:p>
            </text:list-item>
          </text:list>
        </text:list-item>
        <text:list-item>
          <text:p text:style-name="P63"><text:span text:style-name="T67">e</text:span><text:span text:style-name="T46">nsuite, application de la condition d'entropie : résolution des auto-intersections </text:span><text:span text:style-name="T80">(de type concave uniquement) </text:span><text:span text:style-name="T64">=&gt;</text:span><text:span text:style-name="T46"> construction d'arêtes</text:span><text:span text:style-name="T65"> </text:span><text:span text:style-name="T46">et sommets </text:span><text:span text:style-name="T66">(motivation/</text:span><text:span text:style-name="T67">justification</text:span><text:span text:style-name="T66">, pas </text:span><text:span text:style-name="T79">encore </text:span><text:span text:style-name="T66">de détail sur la méthode de calcul des intersections).</text:span></text:p>
        </text:list-item>
      </text:list>
      <text:p text:style-name="P20"><text:span text:style-name="T180">Transition :</text:span><text:span text:style-name="T177"> il faut maintenant faire le choix d'une méthode numérique (à la fois robuste, précis</text:span><text:span text:style-name="T178">e</text:span><text:span text:style-name="T177"> et </text:span><text:span text:style-name="T179">nécessitant un faible</text:span><text:span text:style-name="T177"> temps de calcul) pour appliquer cet algorithme de façon pratique.</text:span></text:p>
      <text:list xml:id="list7505739786722384802" text:style-name="L4">
        <text:list-header>
          <text:p text:style-name="P83"/>
        </text:list-header>
      </text:list>
      <text:p text:style-name="P33">2. Méthode [(pseudo-)spectrale]/[d'ordre élevé] pour le suivi d'un [patch rectangulaire de surface]/[carreau paramétrique]</text:p>
      <text:p text:style-name="P22">Objectif :<text:span text:style-name="T1"> </text:span><text:span text:style-name="T8">mettre au point une méthode numérique </text:span><text:span text:style-name="T9">(discrétisations spatiale et temporelle)</text:span></text:p>
      <text:p text:style-name="P22"><text:span text:style-name="T21">pour le suivi d'un seul patch rectangulaire de surface </text:span><text:span text:style-name="T27">de continuité géométrique élevée (infinie)</text:span><text:span text:style-name="T21">, qui servira de b</text:span><text:span text:style-name="T26">ase</text:span><text:span text:style-name="T21"> </text:span><text:span text:style-name="T26">pour <text:s/>mettre en œuvre</text:span><text:span text:style-name="T21"> </text:span><text:span text:style-name="T8">l'algorithme du chap.</text:span><text:span text:style-name="T9"> </text:span><text:span text:style-name="T8">1. </text:span><text:span text:style-name="T39">(mise en œuvre complète de l'algo traitée au chap.3).</text:span></text:p>
      <text:p text:style-name="P47">Pour cela :<text:span text:style-name="T1"> </text:span></text:p>
      <text:list xml:id="list3528154642176735801" text:style-name="L5">
        <text:list-item>
          <text:p text:style-name="P66">Méthode pseudo-spectrale <text:span text:style-name="T148">(</text:span><text:span text:style-name="T117">i.e. </text:span><text:span text:style-name="T118">solution développée dans une base de fonctions globales et régulières, </text:span><text:span text:style-name="T119">r</text:span><text:span text:style-name="T117">ésidu annulé exactement en un nombre discret de points de collocation, donnant une ODE par point de collocation</text:span><text:span text:style-name="T148">)</text:span><text:span text:style-name="T184"> </text:span>basée sur le <text:span text:style-name="T162">transport/suivi</text:span> lagrangien de marqueurs/points de collocation </text:p>
        </text:list-item>
        <text:list-item>
          <text:p text:style-name="P68"><text:span text:style-name="T154">choix des fonctions de bases : </text:span>polynômes <text:span text:style-name="T154">de </text:span>Chebyshev (motivation, <text:span text:style-name="T135">définition, points de collocation CGL → </text:span><text:span text:style-name="T113">DCT, différentiation, quadrature</text:span><text:span text:style-name="T114">, </text:span><text:span text:style-name="T115">erreur d'approximation = troncature + aliasing, </text:span><text:span text:style-name="T116">précision spectrale</text:span><text:span text:style-name="T56">, </text:span><text:span text:style-name="T57">représentation de courbes/surfaces</text:span>)</text:p>
        </text:list-item>
        <text:list-item>
          <text:p text:style-name="P69"><text:span text:style-name="T1">intégration temporelle classique </text:span><text:span text:style-name="T4">s</text:span><text:span text:style-name="T1">i le champ de vecteur vitesse est donné </text:span><text:span text:style-name="T41">(résolution ODE)</text:span></text:p>
        </text:list-item>
        <text:list-item>
          <text:p text:style-name="P67"><text:span text:style-name="T42">si seule la vitesse normale est donnée, approximation de l'EdS </text:span><text:span text:style-name="T60">(pour l'instant, pas d'auto-intersections </text:span><text:span text:style-name="T92">globales</text:span><text:span text:style-name="T60"> (traité</text:span><text:span text:style-name="T61">es</text:span><text:span text:style-name="T60"> au chap.3))</text:span></text:p>
        </text:list-item>
        <text:list-item>
          <text:p text:style-name="P70"><text:soft-page-break/><text:span text:style-name="T81">problèmes liés aux grandes déformations</text:span> <text:span text:style-name="T81">(</text:span>aliasing <text:span text:style-name="T153">excessif</text:span>, folding / <text:span text:style-name="T153">collapse / auto-intersections locales</text:span>…<text:span text:style-name="T81">), </text:span><text:span text:style-name="T134">état de l'art</text:span><text:span text:style-name="T81">, détection / prévention / </text:span><text:span text:style-name="T191">traitement</text:span></text:p>
        </text:list-item>
      </text:list>
      <text:p text:style-name="P21"><text:span text:style-name="T98">Transition :</text:span><text:span text:style-name="T3"> ...</text:span></text:p>
      <text:list xml:id="list3474040494404268837" text:style-name="L6">
        <text:list-header>
          <text:p text:style-name="P73"/>
        </text:list-header>
      </text:list>
      <text:p text:style-name="P38"><text:span text:style-name="T161">3. </text:span><text:span text:style-name="T158">Généralisation </text:span><text:span text:style-name="T160">a</text:span><text:span text:style-name="T156">ux/</text:span><text:span text:style-name="T160">[</text:span><text:span text:style-name="T156">au suivi de</text:span><text:span text:style-name="T159">]</text:span><text:span text:style-name="T158"> surfaces régulières par morceaux de topologie quelconque</text:span><text:span text:style-name="T157"> </text:span></text:p>
      <text:p text:style-name="P22">Objectif :<text:span text:style-name="T1"> </text:span><text:span text:style-name="T22">Intégrer la méthode </text:span><text:span text:style-name="T23">de base </text:span><text:span text:style-name="T22">présentée au chap.2 dans l'algorithme du chap.1 </text:span><text:span text:style-name="T23">pour la généraliser au suivi de surfaces BREP régulières par morceaux et de topologie quelconque</text:span><text:span text:style-name="T22">. </text:span><text:span text:style-name="T24">Construire une approximation </text:span><text:span text:style-name="T22">de l'EdS/EdB en utilisant cette discrétisation. Valider la méthode en vérifiant la convergence </text:span><text:span text:style-name="T25">spectrale/d'ordre élevé</text:span><text:span text:style-name="T22"> pour des cas de référence.</text:span></text:p>
      <text:p text:style-name="P22">Pour cela :<text:span text:style-name="T1"> </text:span></text:p>
      <text:list xml:id="list379026911569358956" text:style-name="L7">
        <text:list-item>
          <text:p text:style-name="P74">paramétrisation/<text:span text:style-name="T163">trimming</text:span> des faces "Huygens" </text:p>
          <text:list>
            <text:list-item>
              <text:p text:style-name="P75">arêtes (<text:span text:style-name="T42">LS fit</text:span><text:span text:style-name="T58">ting </text:span><text:span text:style-name="T42">de courbe </text:span><text:span text:style-name="T59">d'intersection</text:span><text:span text:style-name="T42">, a</text:span><text:span text:style-name="T58">pprox. canal surface restreinte</text:span>)</text:p>
            </text:list-item>
            <text:list-item>
              <text:p text:style-name="P76">sommets <text:span text:style-name="T95">(</text:span>polygone sphérique découpé en quad<text:span text:style-name="T96">s</text:span> (seulement si vitesse uniforme), (trimmed) l<text:span text:style-name="T97">ong-lat</text:span> rectangle <text:span text:style-name="T149">["</text:span><text:span text:style-name="T138">Filling Polygonal Holes with Rectangular Patches</text:span><text:span text:style-name="T149">", Hahn </text:span><text:span text:style-name="T151">(?)</text:span><text:span text:style-name="T149">]</text:span><text:span text:style-name="T197">)</text:span></text:p>
            </text:list-item>
          </text:list>
        </text:list-item>
        <text:list-item>
          <text:p text:style-name="P71"><text:span text:style-name="T166">détection/tracé des </text:span>intersections <text:span text:style-name="T165">face-face </text:span></text:p>
          <text:list>
            <text:list-item>
              <text:p text:style-name="P56">état de l'art <text:span text:style-name="T235">intersection de surfaces paramétriques</text:span></text:p>
            </text:list-item>
            <text:list-item>
              <text:p text:style-name="P77">adaptation de l'approche Hohmeyer (Chebyshev/Bernstein)</text:p>
            </text:list-item>
          </text:list>
        </text:list-item>
        <text:list-item>
          <text:p text:style-name="P78">reconstruction <text:span text:style-name="T167">faces trimmées et topologie </text:span>BREP</text:p>
        </text:list-item>
        <text:list-item>
          <text:p text:style-name="P72">validation <text:span text:style-name="T174">sur </text:span>cas <text:span text:style-name="T154">de référence</text:span> <text:span text:style-name="T154">(</text:span><text:span text:style-name="T52">convergence position, aire, volume</text:span><text:span text:style-name="T55">)</text:span></text:p>
          <text:list>
            <text:list-item>
              <text:p text:style-name="P72"><text:span text:style-name="T154">sans faces trimmées </text:span>(→<text:span text:style-name="T154"> quadrature Clenshaw Curtis</text:span>) <text:span text:style-name="T154">(vortex, cube en expansion, </text:span><text:span text:style-name="T192">vitesse normale non-uniforme</text:span><text:span text:style-name="T154">)</text:span></text:p>
            </text:list-item>
            <text:list-item>
              <text:p text:style-name="P84">avec faces trimmées (extension quadrature?) <text:span text:style-name="T188">(zalesak, cone-cyl, ...)</text:span></text:p>
            </text:list-item>
          </text:list>
        </text:list-item>
      </text:list>
      <text:p text:style-name="P23">Transition :<text:span text:style-name="T1"> ...</text:span></text:p>
      <text:p text:style-name="P24"/>
      <text:p text:style-name="P36"><text:span text:style-name="T195">4. D</text:span>éformation de maillage surfacique <text:span text:style-name="T173">[</text:span><text:span text:style-name="T170">pour </text:span><text:span text:style-name="T171">des simulations</text:span><text:span text:style-name="T170"> EF/VF</text:span><text:span text:style-name="T172">]</text:span></text:p>
      <text:p text:style-name="P23">Objectif :<text:span text:style-name="T1"> </text:span><text:span text:style-name="T5">mettre au point une méthodologie pour déformer un maillage de la surface en propagation en utilisant le modèle BREP dynamique comme support géométrique </text:span><text:span text:style-name="T19">(</text:span><text:span text:style-name="T5">afin de pouvoir réaliser des simulations EF/VF dans des domaines de géométrie déformables</text:span><text:span text:style-name="T19">)</text:span><text:span text:style-name="T5">. </text:span><text:span text:style-name="T20">[Proposer</text:span><text:span text:style-name="T5"> une stratégie de couplage avec solveur EF/VF pour les cas où la vitesse de propagation de l'interface dépend de la solution (e.g. </text:span><text:span text:style-name="T40">FSI, </text:span><text:span text:style-name="T5">propergol)</text:span><text:span text:style-name="T20">] → chap.5 ?</text:span><text:span text:style-name="T5"> .</text:span></text:p>
      <text:p text:style-name="P23">Pour cela :<text:span text:style-name="T1"> </text:span></text:p>
      <text:list xml:id="list2946356796812582149" text:style-name="L8">
        <text:list-item>
          <text:p text:style-name="P57"><text:span text:style-name="T1">état de l'art </text:span><text:span text:style-name="T30">des méthodes d</text:span><text:span text:style-name="T38">e simulation en présence de frontières mobiles/déformables </text:span><text:span text:style-name="T1">: </text:span></text:p>
          <text:list>
            <text:list-item>
              <text:p text:style-name="P58">maillage fluide conformant à l'interface</text:p>
              <text:list>
                <text:list-item>
                  <text:p text:style-name="P61"><text:span text:style-name="T210">1 seul maillage body-fitted </text:span><text:span text:style-name="T212">avec formulation </text:span><text:span text:style-name="T209">ALE </text:span><text:span text:style-name="T211">(</text:span><text:span text:style-name="T209">frontière = maillage de l'interface, intérieur déformé de façon arbitraire</text:span><text:span text:style-name="T211">)</text:span></text:p>
                </text:list-item>
                <text:list-item>
                  <text:p text:style-name="P59"><text:span text:style-name="T71">maillages body-fitted </text:span><text:span text:style-name="T70">locaux </text:span><text:span text:style-name="T71">(1 par corps) qui se superposent </text:span><text:span text:style-name="T73">(Chimère </text:span><text:span text:style-name="T74">[</text:span><text:span text:style-name="T75">"</text:span><text:span text:style-name="T88">Unsteady aerodynamic simulation of multiple bodies in relative motion</text:span><text:span text:style-name="T75">"</text:span><text:span text:style-name="T73">, </text:span><text:span text:style-name="T74">Meakin (1989)], [</text:span><text:span text:style-name="T76">"</text:span><text:span text:style-name="T89">A fully automated Chimera methodology for multiple moving body problems</text:span><text:span text:style-name="T76">", Wang (2000)], </text:span><text:span text:style-name="T73">FLUSEPA </text:span><text:span text:style-name="T76">["</text:span><text:span text:style-name="T89">Three-dimensional aerodynamics with moving bodies applied to solid propellant</text:span><text:span text:style-name="T76">", Brenner (1991)]</text:span><text:span text:style-name="T73">)</text:span><text:span text:style-name="T71"> (</text:span><text:span text:style-name="T72">facilite la génération </text:span><text:soft-page-break/><text:span text:style-name="T72">de maillage 3d pour les géométries complexes (e.g. hyper-sustentateurs), et évite de déformer un maillage 3d, mais </text:span><text:span text:style-name="T71">limité aux mouvements rigides</text:span><text:span text:style-name="T74"> (?)</text:span><text:span text:style-name="T71">)</text:span></text:p>
                </text:list-item>
              </text:list>
            </text:list-item>
            <text:list-item>
              <text:p text:style-name="P60">maillage <text:span text:style-name="T71">fluide </text:span>non conformant à l'interface : immersed/<text:span text:style-name="T206">embedded</text:span> boundary method <text:span text:style-name="T221">["</text:span><text:span text:style-name="T84">The immersed boundary method</text:span><text:span text:style-name="T221">", Peskin (2002)]</text:span> : <text:span text:style-name="T206">fluide traité de façon eulérienne (maillage fixe), interface représentée soit implicitement (["</text:span><text:span text:style-name="T83">Using a signed distance function for the simulation of metal forming processes: Formulation of the contact condition and mesh adaptation. From a Lagrangian approach to an Eulerian approach</text:span><text:span text:style-name="T206">", Bruchon (2009)]) soit explicitement</text:span><text:span text:style-name="T71"> </text:span><text:span text:style-name="T77">(["</text:span><text:span text:style-name="T90">Computational algorithms for tracking dynamic fluid–structure interfaces in embedded boundary methods</text:span><text:span text:style-name="T77">", Wang (2012)], </text:span><text:span text:style-name="T78">["</text:span><text:span text:style-name="T91">Nitsche-XFEM for the coupling of an incompressible fluid with immersed thin-walled structures</text:span><text:span text:style-name="T78">", Alauzet (2016)]</text:span><text:span text:style-name="T77">)</text:span></text:p>
            </text:list-item>
          </text:list>
        </text:list-item>
      </text:list>
      <text:p text:style-name="P14"><text:span text:style-name="T227">→</text:span><text:span text:style-name="T228"> </text:span><text:span text:style-name="T226">on se concentre sur le cas {1 maillage body-fitted en ALE, i.e. à connectivité fixe} (on ne s'occupe que de la frontière)</text:span></text:p>
      <text:list xml:id="list1388452507333189988" text:style-name="L9">
        <text:list-item>
          <text:p text:style-name="P79"><text:span text:style-name="T48">BREP-conforming mesh </text:span><text:span text:style-name="T53">+</text:span><text:span text:style-name="T48"> </text:span><text:span text:style-name="T53">o</text:span><text:span text:style-name="T50">ptimisation/smoothing </text:span><text:span text:style-name="T48">=&gt; facile mais limité (pas de changement </text:span><text:span text:style-name="T49">de la matrice d'adjacence des faces BREP, qualité du maillage rapidement dégradée)</text:span></text:p>
        </text:list-item>
        <text:list-item>
          <text:p text:style-name="P80"><text:span text:style-name="T193">Hypergraphe</text:span><text:span text:style-name="T49"> </text:span><text:span text:style-name="T53">+ s</text:span><text:span text:style-name="T54">moothing amélioré (projection sur hyperface/hyperedge)</text:span></text:p>
        </text:list-item>
        <text:list-item>
          <text:p text:style-name="P85"><text:span text:style-name="T7">stratégie de couplage : i</text:span><text:span text:style-name="T6">nterpolation vitesse aux points de collocation à partir des infos sur le maillage </text:span><text:span text:style-name="T11">(LS fitting) </text:span><text:span text:style-name="T10">(→ chap.5 ?)</text:span></text:p>
        </text:list-item>
      </text:list>
      <text:p text:style-name="P23">Transition :<text:span text:style-name="T1"> ...</text:span></text:p>
      <text:p text:style-name="P24"/>
      <text:p text:style-name="P37"><text:span text:style-name="T195">5. </text:span>Application à la simulation de la combustion/<text:span text:style-name="T169">régression</text:span> de propergol solide</text:p>
      <text:p text:style-name="P23">Objectif :<text:span text:style-name="T1"> </text:span><text:span text:style-name="T13">étudier la capacité de notre méthode à traiter des problèmes industriels de surface en propagation, et son intégration dans une chaîne de calcul pour réaliser des simulations de phénomènes multiphysiques dans des domaines de géométrie complexe et déformable.</text:span></text:p>
      <text:p text:style-name="P23">Pour cela :<text:span text:style-name="T1"> </text:span></text:p>
      <text:list xml:id="list2979770545099320869" text:style-name="L10">
        <text:list-item>
          <text:p text:style-name="P65">contexte rapide propulsion solide, enjeux, difficultés</text:p>
        </text:list-item>
        <text:list-item>
          <text:p text:style-name="P87"><text:span text:style-name="T1">configuration, </text:span><text:span text:style-name="T12">méthodologie de "couplage" </text:span><text:span text:style-name="T15">et de déformation de maillage volumique</text:span></text:p>
        </text:list-item>
        <text:list-item>
          <text:p text:style-name="P86"><text:span text:style-name="T15">n</text:span><text:span text:style-name="T16">ouveau </text:span><text:span text:style-name="T29">cas d'application</text:span><text:span text:style-name="T1"> </text:span><text:span text:style-name="T28">(</text:span><text:span text:style-name="T1">à l'INRIA ?</text:span><text:span text:style-name="T28">)</text:span></text:p>
        </text:list-item>
        <text:list-item>
          <text:p text:style-name="P87"><text:span text:style-name="T1">résultats </text:span><text:span text:style-name="T14">BREP, </text:span><text:span text:style-name="T1">maillage surface/</text:span><text:span text:style-name="T17">volume</text:span><text:span text:style-name="T1"> et </text:span><text:span text:style-name="T18">solution</text:span><text:span text:style-name="T1"> calcul Navier-Stokes</text:span></text:p>
        </text:list-item>
      </text:list>
      <text:h text:style-name="P98" text:outline-level="1">Discussion</text:h>
      <text:p text:style-name="P6">Analyse critique de l'étude</text:p>
      <text:p text:style-name="P9"/>
      <text:h text:style-name="P98" text:outline-level="1">Conclusion/<text:span text:style-name="T233">Perspectives</text:span></text:h>
      <text:h text:style-name="P98" text:outline-level="1">Annexes</text:h>
      <text:p text:style-name="P8"/>
      <text:h text:style-name="P99" text:outline-level="1">Argument<text:span text:style-name="T190">ation</text:span></text:h>
      <text:h text:style-name="P100" text:outline-level="3">Type de problèmes visés, <text:span text:style-name="T183">motivation high-order et BREP</text:span></text:h>
      <text:p text:style-name="P44">Focus sur <text:span text:style-name="T101">la propagation – dans un champ de vitesse continu en module (mais pas nécessairement en direction) – de </text:span>surfaces régulières par morceaux <text:span text:style-name="T164">(omniprésentes dans les applications industrielles, donner exemples)</text:span>, i.e. pouvant avoir des discontinuités de plan tangent ou de courbure (on ne s'intéresse pas <text:span text:style-name="T100">aux problèmes de type mean curvature flow, Willmore flow, etc.). On se concentre ainsi plutôt sur les problèmes d'interface fluide-structure et pas fluide-fluide.</text:span></text:p>
      <text:p text:style-name="P10">On se concentre plutôt sur les problèmes d'interface fluide-structure et pas fluide-fluide, donc focus sur la propagation – dans un champ de vitesse continu en module (mais pas nécessairement en direction) – de surfaces <text:span text:style-name="T155">régulières par morceaux</text:span> (omniprésentes dans les applications industrielles, donner exemples...), i.e. pouvant avoir des discontinuités de plan tangent ou de courbure (<text:span text:style-name="T155">on ne s'intéresse pas aux problèmes de type mean curvature flow, Willmore flow, etc</text:span>.). </text:p>
      <text:p text:style-name="P39"><text:span text:style-name="T175">L</text:span><text:span text:style-name="T176">es méthodes high-order sont intéressantes lorsque la solution est régulière car plus précises à moindre coût que les méthodes low-order. </text:span><text:span text:style-name="T100">Le formalisme BREP offre une description d'ordre élevé compacte et générique adapté aux surfaces <text:s/>régulières par morceaux. On va donc exploiter ce type de représentation pour mettre au point une méthode high-order de suivi de surface <text:s/>régulière par morceaux.</text:span></text:p>
      <text:p text:style-name="P17"><text:span text:style-name="T232">[On se limite à des surfaces qui </text:span><text:span text:style-name="T237">sont</text:span><text:span text:style-name="T232"> des variétés topologiques</text:span><text:span text:style-name="T232"><text:note text:id="ftn1" text:note-class="footnote"><text:note-citation>1</text:note-citation><text:note-body><text:p text:style-name="P53">Et même différentielles.</text:p></text:note-body></text:note></text:span><text:span text:style-name="T232"> (tout point possède un voisinage homéomorphe à un disque (demi-disque si bord)). La frontière des solides satisfait généralement cette propriété, mais il arrive qu'on utilise des géométries non-manifold pour simplifier l'analyse (coques, plaques, poutres, …). Le formalisme BREP peut être généralisé à ce type de géométrie (e.g. </text:span><text:span text:style-name="T141">["</text:span><text:span text:style-name="T139">Non-manifold boundary representation for solid modeling</text:span><text:span text:style-name="T113">", Gueorguieva </text:span><text:span text:style-name="T142">(1994)]</text:span><text:span text:style-name="T189">), on pourrait donc généraliser notre méthode également.] → conclusion/perspectives ?</text:span></text:p>
      <text:p text:style-name="P17"/>
      <text:h text:style-name="P101" text:outline-level="3">Traitement des différentes entités BREP dans la construction de l'EdB</text:h>
      <text:p text:style-name="P82">Puisque la vitesse normale est continue (par hypothèse), le rayon des boules évolue aussi continument le long de la surface. Et puisque chaque face a une continuité géométrique d'ordre 1 ou plus, chaque point sur une face donnée aura un et un seul point correspondant sur l’enveloppe des hémisphères (si on tient compte du sens de propagation). Donc on peut propager chaque face en construisant son vis-à-vis sur l’enveloppe. Ensuite il nous reste à construire l’enveloppe des arêtes et des sommets. A noter que seuls les arêtes et sommets convexes doivent être considérés, car dans les régions concaves de la surface, ces enveloppes sont incluses dans celles des faces incidentes. <text:span text:style-name="T82">(à développer…)</text:span></text:p>
      <text:p text:style-name="P82"><text:span text:style-name="T82"/></text:p>
      <text:h text:style-name="Heading_20_3" text:outline-level="3">Offset en CAO</text:h>
      <text:p text:style-name="P93">Traditionnellement, l'opération de décalage (offset) repose sur un arbre CSG (que l'on <text:soft-page-break/>convertit ensuite en BREP par « boundary evaluation »). Ici, on travaille seulement avec un modèle BREP.</text:p>
      <text:p text:style-name="P93">En outre, les outils de CAO standards ne réalisent (à ma connaissance) que des décalages à distance fixe, alors qu'ici la fonction rayon des boules dont on construit l'enveloppe peut varier sur la surface.</text:p>
      <text:p text:style-name="P94">Enfin, le contexte et les applications sont très différents : en CAO, les décalages sont utilisés de manière stpour</text:p>
      <text:list xml:id="list243779364987921464" text:style-name="L13">
        <text:list-item>
          <text:p text:style-name="P95">calculer la trajectoire d'une machine outil (usinage, « tool path generation »)</text:p>
        </text:list-item>
        <text:list-item>
          <text:p text:style-name="P95">reconnaissance de caractéristiques (« feature recognition ») (via construction de squelettes, MAT, …)</text:p>
        </text:list-item>
        <text:list-item>
          <text:p text:style-name="P95"/>
        </text:list-item>
      </text:list>
      <text:p text:style-name="P94"/>
      <text:p text:style-name="P93"/>
      <text:h text:style-name="P100" text:outline-level="3">Choix de l<text:span text:style-name="T186">a méthode numérique</text:span> (méthode pseudo-spectrale de suivi lagrangien)</text:h>
      <text:p text:style-name="P40">[…]</text:p>
      <text:p text:style-name="P41"/>
      <text:h text:style-name="P100" text:outline-level="3">Choix des fonctions de base</text:h>
      <text:p text:style-name="P26"><text:span text:style-name="T145">H</text:span><text:span text:style-name="T113">armoniques sphériques pour surfaces de genre 0 </text:span><text:span text:style-name="T146">et sans bord </text:span><text:span text:style-name="T113">(sphères topologiques), </text:span><text:span text:style-name="T147">polynômes trigonométriques</text:span><text:span text:style-name="T113"> pour </text:span><text:span text:style-name="T144">tores topologiques (+ méthode de continuation de Bruno pour les disques topologiques)</text:span><text:span text:style-name="T105"> </text:span>→<text:span text:style-name="T94"> limitations topologiques/géométriques (régularité globale)</text:span></text:p>
      <text:p text:style-name="P27"><text:span text:style-name="T106">Polynômes algébriques (en produit tensoriel) </text:span>adapté<text:span text:style-name="T106">s</text:span> aux carreaux paramétriques, <text:span text:style-name="T187">donc plus</text:span> pratique<text:span text:style-name="T187">s</text:span>/flexible<text:span text:style-name="T187">s</text:span> pour traiter des géométries piecewise smooth et de topologie arbitraire <text:span text:style-name="T187">en utilisant le formalisme BREP</text:span>. </text:p>
      <text:p text:style-name="P12">Bernstein traditionnellement utilisé en CAO (<text:span text:style-name="T110">pratique pour la détection des intersections grâce la propriété d'enveloppe convexe, </text:span>etc)</text:p>
      <text:p text:style-name="P45"><text:span text:style-name="T213">On choisit Chebyshev : </text:span><text:span text:style-name="T214">orthogonal</text:span><text:span text:style-name="T213">ité</text:span><text:span text:style-name="T214"> (LS fitting, aspect multirésolution, élévation/réduction de degré + quasi-optimalité minimax), </text:span><text:span text:style-name="T213">évaluation moins coûteuse</text:span><text:span text:style-name="T214"> (Clenshaw </text:span><text:span text:style-name="T215">O(n) vs deCasteljau O(n²)</text:span><text:span text:style-name="T214">, FFT </text:span><text:span text:style-name="T216">O(n logn)</text:span><text:span text:style-name="T214">), points de collocations/marqueurs </text:span><text:span text:style-name="T217">sur</text:span><text:span text:style-name="T214"> la surface (plus simple pour le suivi lagrangien). (</text:span><text:span text:style-name="T213">Pour les intersections, o</text:span><text:span text:style-name="T214">n peut changer de base </text:span><text:span text:style-name="T152">[Rababah (2003)]</text:span><text:span text:style-name="T213"> </text:span><text:span text:style-name="T214">pour cette étape </text:span><text:span text:style-name="T213">si le degré des polynômes reste modeste</text:span><text:span text:style-name="T214">, sinon on développe une heuristique pour construire simplement des volumes englobants à partir des coeffs de Chebyshev). (Chebyshev également utilisé en CAO pour la réduction ou l'élévation de degré </text:span><text:span text:style-name="T152">[lachance1988]</text:span><text:span text:style-name="T214"> et le rendu </text:span><text:span text:style-name="T152">[</text:span><text:span text:style-name="T113">campagna1997</text:span><text:span text:style-name="T152">]</text:span><text:span text:style-name="T214">)</text:span></text:p>
      <text:p text:style-name="P30">On pourrait imaginer des paramétrisation<text:span text:style-name="T107">s</text:span> hybrides (e.g. Fourier/Chebyshev pour des patchs périodiques suivant une direction paramétrique (c<text:span text:style-name="T108">ône</text:span>), etc.) mais il est plus <text:span text:style-name="T109">commode</text:span> d'utiliser un seul jeu de fonctions de bases (on découpe les patchs périodiques en plusieurs patchs "rectangulaires").</text:p>
      <text:p text:style-name="P31">En CAO, certaines primitives simples sont utilisées (plans, sphères, cones, …) afin de simplifier les calculs (e.g. intersections analytiques). Ici, en vue des déformations subies par l'interface lors de sa propagation, les faces initialement décrites par de telles surfaces <text:s/>perdent ce caractère « canonique », si bien qu'on préfère adopter un seul type de paramétrisation (le plus général possible).</text:p>
      <text:p text:style-name="P29"><text:soft-page-break/>Les arêtes représentent généralement les courbes d'intersection entre des surfaces. Ces dernières sont des courbes polynomiales dont le degré – qui dépend du degré des surfaces polynomiales intersectées – peut être très élevé. En pratique, on construit simplement une approximation linéaire par morceaux (<text:span text:style-name="T112">ligne polygonale ou </text:span>polyligne) de ces courbes. En revanche, on en construit une paramétrisation polynomiale approchée lors de la construction de l'enveloppe des sphères (LS fitting, choix du paramètre?).</text:p>
      <text:p text:style-name="P29"/>
      <text:p text:style-name="P13">→ ["<text:span text:style-name="T82">Chebyshev and Fourier Spectral Methods</text:span>", Boyd (2001)] (section 1.6, pp.9-10)</text:p>
      <text:p text:style-name="P26"/>
      <text:h text:style-name="P100" text:outline-level="3">Robustesse/<text:span text:style-name="T104">Précision</text:span> des intersections <text:span text:style-name="T236">tangentielles</text:span> </text:h>
      <text:p text:style-name="P28">Calculer précisément <text:span text:style-name="T104">et avec robustesse </text:span>des intersections tangentielles peut être fastidieux (en particulier avec des surfaces paramétriques polynomiales de degré élevé), mais de tels points/courbes sont préservés lors de la propagation (l<text:span text:style-name="T102">a direction du</text:span> champ de vitesse y est continu<text:span text:style-name="T102">e</text:span> par continuité du plan tangent), <text:span text:style-name="T103">et ne sont donc calculés qu'une fois (fournis dans la CAD initiale ou bien créés à partir d'intersections transverses lors de la transformation d'arêtes/sommets convexes en faces "Huygens").</text:span></text:p>
      <text:p text:style-name="P28"/>
      <text:h text:style-name="P102" text:outline-level="3">Reparamétrisation affine</text:h>
      <text:p text:style-name="P51">Les résultats principaux pour les polynômes de Chebyshev sont valables pour l'intervalle [-1,1] entier. En revanche, on peut être amené à borner des séries de Chebyshev sur un intervalle plus petit (inclus dans [-1,1]). C'est par exemple le cas lorsqu'on s'intéresse à une subdivision de courbe ou de surface paramétrique. Pour cela, on peut exprimer la restriction d'un polynôme P à l'intervalle [a,b] \subset [-1,1] comme un nouveau polynôme P<text:span text:style-name="T239">ab </text:span>via le changement de variable affine f(x) = <text:span text:style-name="T240">(b-a)x/2 + (a+b)/2,</text:span> i.e. P<text:span text:style-name="T239">ab</text:span> = P o f. <text:span text:style-name="T241">(La réciproque du changement de variable est f</text:span><text:span text:style-name="T242">-1</text:span><text:span text:style-name="T241">(y) = (2x-a-b)/(b-a)).</text:span></text:p>
      <text:p text:style-name="P48"><text:span text:style-name="T208">&lt; </text:span>interface <text:span text:style-name="T155">fluide-fluide</text:span></text:p>
      <text:p text:style-name="P1"><text:span text:style-name="T202">D</text:span>ifférentes <text:span text:style-name="T199">représentations pour l'interface </text:span>:</text:p>
      <text:list xml:id="list4541852893963773137" text:style-name="L11">
        <text:list-item>
          <text:p text:style-name="P88">implicite <text:span text:style-name="T200">(fonction de phase)</text:span></text:p>
          <text:list>
            <text:list-item>
              <text:p text:style-name="P89">ex : <text:span text:style-name="T93">level-set, VOF, interfaces diffuses</text:span></text:p>
            </text:list-item>
            <text:list-item>
              <text:p text:style-name="P90">+ : formulation simple, directement généralisable à n dimensions <text:span text:style-name="T201">(un peu plus complexe pour VOF)</text:span>, supporte naturellement les changements topologiques de l'interface (reconnexion, détachement)</text:p>
            </text:list-item>
            <text:list-item>
              <text:p text:style-name="P90">- : faible résolution, <text:span text:style-name="T200">besoin de reconstruire la position et la géométrie de l'interface, mauvaise conservation de la masse et besoin de réinitialiser la fonction distance pour level-set, besoin d'extrapoler les conditions aux limites</text:span></text:p>
            </text:list-item>
          </text:list>
        </text:list-item>
        <text:list-item>
          <text:p text:style-name="P91">explicite <text:span text:style-name="T200">(marqueurs, maillage)</text:span></text:p>
          <text:list>
            <text:list-item>
              <text:p text:style-name="P89">ex : <text:span text:style-name="T196">front tracking, face-offsetting</text:span>[<text:span text:style-name="T196">, high-order ?</text:span>]</text:p>
            </text:list-item>
            <text:list-item>
              <text:p text:style-name="P90">+ : fine résolution, application directe et précise <text:span text:style-name="T200">des conditions aux limites</text:span></text:p>
            </text:list-item>
            <text:list-item>
              <text:p text:style-name="P90">- : <text:span text:style-name="T200">supporte mal les grandes déformations, besoin de redistribuer uniformément les marqueurs (voire de remailler complètement), nécessite traitement explicite des changements topologiques, généralisation 2d → 3d complexe</text:span></text:p>
            </text:list-item>
          </text:list>
        </text:list-item>
      </text:list>
      <text:p text:style-name="P2">&gt;</text:p>
      <text:p text:style-name="P3"><text:span text:style-name="T208">&lt; </text:span>interface <text:span text:style-name="T155">fluide-structure</text:span></text:p>
      <text:list xml:id="list2544953831639701051" text:style-name="L12">
        <text:list-item>
          <text:p text:style-name="P92">maillage conformant à l'interface</text:p>
          <text:list>
            <text:list-item>
              <text:p text:style-name="P92">1 seul maillage body-fitted, déformé pour suivre le mouvement de l'interface</text:p>
              <text:list>
                <text:list-item>
                  <text:p text:style-name="P92">+ : </text:p>
                </text:list-item>
                <text:list-item>
                  <text:p text:style-name="P92">- : </text:p>
                </text:list-item>
              </text:list>
            </text:list-item>
            <text:list-item>
              <text:p text:style-name="P92">Chimère : maillages body-fitted <text:span text:style-name="T207">locaux </text:span>(1 par corps) qui se superposent</text:p>
              <text:list>
                <text:list-item>
                  <text:p text:style-name="P92">+ : facilite la génération de maillage</text:p>
                </text:list-item>
                <text:list-item>
                  <text:p text:style-name="P92">- : limité aux déplacements rigides (?)</text:p>
                </text:list-item>
              </text:list>
            </text:list-item>
          </text:list>
        </text:list-item>
        <text:list-item>
          <text:p text:style-name="P92">maillage non conformant à l'interface</text:p>
          <text:list>
            <text:list-item>
              <text:p text:style-name="P81"><text:span text:style-name="T203">immersed/</text:span><text:span text:style-name="T204">embedded</text:span><text:span text:style-name="T203"> boundary method : </text:span><text:span text:style-name="T204">fluide traité de façon eulérienne (maillage fixe), interface représentée soit implicitement soir explicitement</text:span></text:p>
              <text:list>
                <text:list-item>
                  <text:p text:style-name="P92">+ : facilite la génération de maillage</text:p>
                </text:list-item>
                <text:list-item>
                  <text:p text:style-name="P81"><text:span text:style-name="T203">- : traitement des conditions aux limites </text:span><text:span text:style-name="T205">(discrete/continuous forcing) </text:span><text:span text:style-name="T203">et des parois (e.g. écoulements à haut Re)</text:span></text:p>
                </text:list-item>
              </text:list>
            </text:list-item>
          </text:list>
        </text:list-item>
      </text:list>
      <text:p text:style-name="P4">&gt;</text:p>
      <text:p text:style-name="P4"/>
      <text:p text:style-name="P49"><text:span text:style-name="T238">From [</text:span><text:span text:style-name="T181">« </text:span><text:bookmark text:name="GDrSnOiBQukJ"/><text:span text:style-name="T181">On multivariate Chebyshev polynomials and spectral approximations on triangles », </text:span><text:span text:style-name="T182">Ryland (2011)]</text:span></text:p>
      <text:p text:style-name="Standard">Classical Chebyshev polynomials are among the most important building blocks in approximation theory.</text:p>
      <text:p text:style-name="Standard">We recall some of their beautiful and immensely useful properties:</text:p>
      <text:p text:style-name="Standard">• Polynomial interpolation in Chebyshev zeros and Chebyshev extremal points converges exponentially fast for analytic functions on [−1,1] and with superalgebraic speed for smooth functions.</text:p>
      <text:p text:style-name="Standard">• The Lebesgue constant for Chebyshev interpolation grows logarithmically in the number of interpolation points N.</text:p>
      <text:p text:style-name="Standard">• Chebyshev polynomials are orthogonal both with a continuous weighted inner product and also with discrete inner products based on Gauss-Chebyshev or Gauss-Chebyshev-Lobatto quadrature (nodes in Chebyshev zeros or Chebyshev extremal points).</text:p>
      <text:p text:style-name="Standard">• Chebyshev polynomial interpolation is equivalent to discrete Fourier cosine transform under a change of variables, thus all basic operations can be computed in O(N logN) operations using FFT. This includes transforms between nodal values and expansion coefficients, mesh refinement and coarsening, products, integration and derivations.</text:p>
      <text:p text:style-name="Standard">• Integration and derivation of Chebyshev polynomial expansions can be done exactly. This leads to the highly accurate Clenshaw–Curtis quadrature and spectral Chebyshev derivation. Chebyshev polynomials are also frequently used for multidimensional approximations. The standard approach is to construct multivariate polynomials as tensor products of univariate polynomials. However, this approach limits the application of multivariate Chebyshev approximations to rectangular and brick shaped domains, and domains that can be constructed from these by e.g., spectral elements.</text:p>
      <text:p text:style-name="P4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Garamond" svg:font-family="Garamond" style:font-adornments="Normal" style:font-family-generic="roman" style:font-pitch="variable"/>
    <style:font-face style:name="Liberation Serif" svg:font-family="'Liberation Serif'" style:font-family-generic="roman" style:font-pitch="variable"/>
    <style:font-face style:name="Palatino Linotype" svg:font-family="'Palatino Linotype'" style:font-adornments="Normal" style:font-family-generic="roman" style:font-pitch="variable"/>
    <style:font-face style:name="Nimbus Sans L" svg:font-family="'Nimbus Sans L'" style:font-adornments="Gras"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ial Unicode MS"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ial Unicode MS"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Palatino Linotype" fo:font-family="'Palatino Linotype'" style:font-style-name="Normal" style:font-family-generic="roman" style:font-pitch="variable" fo:font-weight="normal"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Garamond" fo:font-family="Garamond" style:font-style-name="Normal" style:font-family-generic="roman" style:font-pitch="variable" fo:font-size="14pt" fo:font-weight="normal" style:font-name-asian="Arial Unicode MS" style:font-family-asian="'Arial Unicode MS'"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2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0%"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style:font-name="Nimbus Sans L" fo:font-family="'Nimbus Sans L'" style:font-style-name="Gras" style:font-family-generic="swiss" style:font-pitch="variable" fo:font-size="22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astien Andrieu</meta:initial-creator>
    <meta:creation-date>2018-09-27T11:28:39.428861156</meta:creation-date>
    <dc:date>2019-06-07T18:28:50.767540652</dc:date>
    <dc:creator>Bastien Andrieu</dc:creator>
    <meta:editing-duration>P6DT1H58M15S</meta:editing-duration>
    <meta:editing-cycles>471</meta:editing-cycles>
    <meta:generator>LibreOffice/5.0.6.2$Linux_X86_64 LibreOffice_project/00$Build-2</meta:generator>
    <meta:document-statistic meta:table-count="0" meta:image-count="0" meta:object-count="0" meta:page-count="9" meta:paragraph-count="141" meta:word-count="2819" meta:character-count="19767" meta:non-whitespace-character-count="17125"/>
  </office:meta>
</office:document-meta>
</file>